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STIX Math" svg:font-family="'STIX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5.29cm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999999" draw:opacity="36%" draw:textarea-horizontal-align="justify" draw:textarea-vertical-align="middle" draw:auto-grow-height="false" fo:min-height="0.46cm" fo:min-width="5.29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674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3cm" fo:min-width="2.65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6cm" fo:min-width="2.142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132cm" fo:min-width="0cm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cm" fo:min-width="0.08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309cm" fo:min-width="0.173cm" fo:padding-top="0.152cm" fo:padding-bottom="0.152cm" fo:padding-left="0.277cm" fo:padding-right="0.277cm"/>
    </style:style>
    <style:style style:name="gr21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919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977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2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999999" draw:opacity="36%" draw:textarea-horizontal-align="justify" draw:textarea-vertical-align="middle" draw:auto-grow-height="false" fo:min-height="4.254cm" fo:min-width="8.252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-color="#999999" draw:opacity="36%"/>
      <style:paragraph-properties fo:text-align="center"/>
    </style:style>
    <style:style style:name="P7" style:family="paragraph">
      <loext:graphic-properties draw:fill="none" draw:fill-color="#ffffff"/>
      <style:text-properties style:font-name="DejaVu Math TeX Gyre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line-height="50%" fo:text-align="center"/>
      <style:text-properties style:font-name="STIX Math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solid" draw:fill-color="#000000"/>
      <style:text-properties fo:font-size="14pt" style:font-size-asian="14pt" style:font-size-complex="14pt"/>
    </style:style>
    <style:style style:name="T1" style:family="text">
      <style:text-properties style:font-name="DejaVu Math TeX Gyr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2.54cm" svg:x="19.836cm" svg:y="0.2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.27cm" svg:height="1.27cm" svg:x="6.574cm" svg:y="1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6.879cm" svg:y="1.451cm" svg:viewBox="0 0 711 672" draw:points="356,672 0,672 0,0 711,0 711,672">
              <text:p/>
            </draw:polygon>
            <draw:path draw:style-name="gr4" draw:text-style-name="P3" draw:layer="layout" svg:width="0.601cm" svg:height="0.674cm" svg:x="6.935cm" svg:y="1.448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5" draw:text-style-name="P4" draw:layer="layout" svg:x1="1.678cm" svg:y1="1.622cm" svg:x2="2.737cm" svg:y2="1.622cm">
          <text:p/>
        </draw:line>
        <draw:g>
          <svg:title>TexMaths</svg:title>
          <svg:desc>14§display§$+$§svg§600§FALSE§</svg:desc>
          <draw:polygon draw:style-name="gr6" draw:text-style-name="P2" draw:layer="layout" svg:width="0.383cm" svg:height="0.328cm" svg:x="6.19cm" svg:y="1.235cm" svg:viewBox="0 0 384 329" draw:points="191,329 0,329 0,0 384,0 384,329">
            <text:p/>
          </draw:polygon>
          <draw:path draw:style-name="gr7" draw:text-style-name="P3" draw:layer="layout" svg:width="0.327cm" svg:height="0.328cm" svg:x="6.218cm" svg:y="1.235cm" svg:viewBox="0 0 328 329" svg:d="M175 175h137c7 0 16 0 16-10 0-11-9-11-16-11h-137v-137c0-8 0-17-10-17-11 0-11 9-11 17v137h-137c-8 0-17 0-17 11 0 10 9 10 17 10h137v137c0 7 0 17 11 17 10 0 10-10 10-17z">
            <text:p/>
          </draw:path>
        </draw:g>
        <draw:g>
          <svg:title>TexMaths</svg:title>
          <svg:desc>28§display§$-$§svg§600§TRUE§</svg:desc>
          <draw:polygon draw:style-name="gr8" draw:text-style-name="P5" draw:layer="layout" svg:width="0.273cm" svg:height="0.149cm" draw:transform="rotate (-3.14159265358979) translate (7.772cm 2.634cm)" svg:viewBox="0 0 274 150" draw:points="137,150 274,150 274,0 0,0 0,150">
            <text:p/>
          </draw:polygon>
          <draw:polygon draw:style-name="gr7" draw:text-style-name="P3" draw:layer="layout" svg:width="0.262cm" svg:height="0.036cm" draw:transform="rotate (-3.14159265358979) translate (7.772cm 2.634cm)" svg:viewBox="0 0 263 37" draw:points="0,37 0,0 263,0 263,37">
            <text:p/>
          </draw:polygon>
        </draw:g>
        <draw:line draw:style-name="gr5" draw:text-style-name="P4" draw:layer="layout" svg:x1="16.542cm" svg:y1="1.664cm" svg:x2="17.67cm" svg:y2="1.664cm">
          <text:p/>
        </draw:line>
        <draw:polygon draw:style-name="gr9" draw:text-style-name="P5" draw:layer="layout" svg:width="4.049cm" svg:height="5.076cm" svg:x="14.746cm" svg:y="-1.281cm" svg:viewBox="0 0 4050 5077" draw:points="2025,5077 4050,5077 4050,0 0,0 0,5077">
          <text:p/>
        </draw:polygon>
        <draw:line draw:style-name="gr10" draw:text-style-name="P4" draw:layer="layout" svg:x1="26.416cm" svg:y1="1.51cm" svg:x2="26.416cm" svg:y2="4.05cm">
          <text:p/>
        </draw:line>
        <draw:line draw:style-name="gr10" draw:text-style-name="P4" draw:layer="layout" svg:x1="19.836cm" svg:y1="1.002cm" svg:x2="25.678cm" svg:y2="1.002cm">
          <text:p/>
        </draw:line>
        <draw:line draw:style-name="gr5" draw:text-style-name="P4" draw:layer="layout" svg:x1="7.844cm" svg:y1="1.764cm" svg:x2="9.253cm" svg:y2="1.764cm">
          <text:p/>
        </draw:line>
        <draw:custom-shape draw:style-name="gr11" draw:text-style-name="P6" draw:layer="layout" svg:width="5.842cm" svg:height="0.762cm" svg:x="19.836cm" svg:y="0.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\begin{tabular}{ccc}
$G_{X,u_X}$&amp;$ G_{X,u_Y}$   &amp; $G_{X,u_Z}$\\
$G_{Y,u_X}$&amp; $G_{Y,u_Y}$   &amp; $G_{Y,u_Z}$\\
$G_{Z,u_X}$&amp; $G_{Z,u_Y}$   &amp;$ G_{Z,u_Z}$\\
\end{tabular}
§svg§600§TRUE§</svg:desc>
          <draw:polygon draw:style-name="gr8" draw:text-style-name="P5" draw:layer="layout" svg:width="4.53cm" svg:height="1.421cm" svg:x="20.557cm" svg:y="1.254cm" svg:viewBox="0 0 4531 1422" draw:points="2266,1422 0,1422 0,0 4531,0 4531,1422">
            <text:p/>
          </draw:polygon>
          <draw:path draw:style-name="gr7" draw:text-style-name="P3" draw:layer="layout" svg:width="0.299cm" svg:height="0.306cm" svg:x="20.578cm" svg:y="1.244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61cm" svg:height="0.202cm" svg:x="20.904cm" svg:y="1.403cm" svg:viewBox="0 0 262 203" svg:d="M150 89l29-28c37-37 49-49 75-50 4 0 8 0 8-6 0-4-4-5-5-5-8 0-19 1-28 1-7 0-26-1-34-1-2 0-6 1-6 7 0 0 0 4 5 4 3 0 10 1 10 7 0 4-4 9-7 13-3 2-41 38-51 50l-31-59c0-1-1-3-1-4 0-2 6-6 16-7 2 0 6 0 6-7 0 0-1-4-5-4-6 0-14 1-20 1s-13 0-19 0-12 0-18 0c-5 0-11-1-15-1-2 0-7 0-7 7 0 4 4 4 8 4 18 0 20 2 23 8l41 83-16 16c-6 6-21 18-25 24-37 37-49 49-75 50-5 0-8 0-8 7 0 1 1 4 4 4 8 0 19-1 28-1 4 0 12 0 17 0 6 0 12 1 17 1 1 0 6 0 6-6 0-5-3-5-5-5-3 0-9-1-9-8 0-4 3-8 10-15l61-59 35 71c2 2 2 3 2 3 0 2-6 7-16 8-2 0-6 0-6 7 0 0 0 4 5 4 6 0 13-1 20-1 6 0 12 0 19 0 5 0 12 0 17 0s12 1 17 1c1 0 6 0 6-7 0-4-4-4-9-4-17 0-18-3-21-9z">
            <text:p/>
          </draw:path>
          <draw:path draw:style-name="gr7" draw:text-style-name="P3" draw:layer="layout" svg:width="0.037cm" svg:height="0.091cm" svg:x="21.203cm" svg:y="1.572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1.284cm" svg:y="1.475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203cm" svg:height="0.144cm" svg:x="21.49cm" svg:y="1.503cm" svg:viewBox="0 0 204 145" svg:d="M117 64l46-40c13-12 23-14 37-14 3 0 4-4 4-6s-2-4-4-4c-3 0-8 1-11 1-4 0-8 0-11 0-5 0-9 0-14 0-4 0-8-1-12-1-2 0-6 0-6 6 0 3 3 4 4 4 4 0 7 1 7 3 0 3-1 5-9 12l-35 32-26-44c3-2 8-3 12-3 1 0 5 0 5-6 0-3-3-4-4-4-5 0-11 1-16 1-4 0-10 0-15 0-4 0-9 0-13 0s-9-1-14-1c-3 0-5 3-5 6 0 4 3 4 7 4 15 0 16 2 17 5l35 57-52 47c0 0-2 2-3 2-8 8-17 13-37 14-4 0-4 6-4 6 0 3 2 4 4 4 3 0 7-1 10-1 4 0 8 0 12 0 5 0 9 0 13 0s9 1 14 1c3 0 5-2 5-6s-3-4-4-4c-7 0-7-2-7-3 0-3 3-6 3-7 1-1 42-38 50-45l30 49c1 1 1 2 1 3s-3 3-11 3c-2 0-5 0-5 6 0 3 1 4 4 4 5 0 10-1 14-1 6 0 11 0 16 0s8 0 13 0c4 0 10 1 14 1s4-3 4-6c0-4-2-4-6-4-14 0-16-2-18-4z">
            <text:p/>
          </draw:path>
          <draw:path draw:style-name="gr7" draw:text-style-name="P3" draw:layer="layout" svg:width="0.299cm" svg:height="0.306cm" svg:x="22.29cm" svg:y="1.244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61cm" svg:height="0.202cm" svg:x="22.615cm" svg:y="1.403cm" svg:viewBox="0 0 262 203" svg:d="M150 89l29-28c37-37 49-49 75-50 4 0 8 0 8-6 0-4-4-5-5-5-8 0-19 1-28 1-7 0-26-1-34-1-2 0-6 1-6 7 0 0 0 4 5 4 3 0 10 1 10 7 0 4-4 9-7 13-3 2-41 38-51 50l-31-59c0-1-1-3-1-4 0-2 6-6 16-7 2 0 6 0 6-7 0 0-1-4-5-4-6 0-14 1-20 1s-13 0-19 0-12 0-18 0c-5 0-11-1-15-1-2 0-7 0-7 7 0 4 4 4 8 4 18 0 20 2 23 8l41 83-16 16c-6 6-21 18-25 24-37 37-49 49-75 50-5 0-8 0-8 7 0 1 1 4 4 4 8 0 19-1 28-1 4 0 12 0 17 0 6 0 12 1 17 1 1 0 6 0 6-6 0-5-3-5-5-5-3 0-9-1-9-8 0-4 3-8 10-15l61-59 35 71c2 2 2 3 2 3 0 2-6 7-16 8-2 0-6 0-6 7 0 0 0 4 5 4 6 0 13-1 20-1 6 0 12 0 19 0 5 0 12 0 17 0s12 1 17 1c1 0 6 0 6-7 0-4-4-4-9-4-17 0-18-3-21-9z">
            <text:p/>
          </draw:path>
          <draw:path draw:style-name="gr7" draw:text-style-name="P3" draw:layer="layout" svg:width="0.037cm" svg:height="0.091cm" svg:x="22.915cm" svg:y="1.572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2.995cm" svg:y="1.475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186cm" svg:height="0.144cm" svg:x="23.204cm" svg:y="1.503cm" svg:viewBox="0 0 187 145" svg:d="M147 27l6-5c5-5 14-11 28-12 3 0 6 0 6-6 0-3-2-4-3-4-3 0-6 1-9 1-4 0-7 0-11 0h-12c-3 0-8-1-12-1-2 0-5 2-5 6 0 3 3 4 4 4 6 0 7 1 7 2 0 3-5 8-7 10l-55 54-33-61c-2-3-2-3-2-3 0-2 10-2 11-2 3 0 6 0 6-6 0-3-2-4-4-4-4 0-9 1-15 1-5 0-10 0-14 0-5 0-10 0-15 0-2 0-12-1-13-1-3 0-5 2-5 6s3 4 7 4c13 0 14 1 17 5l38 71-9 40c-2 9-4 9-19 9-5 0-9 0-9 6 0 2 2 4 4 4 5 0 9-1 14-1 6 0 11 0 16 0s10 0 15 0 10 1 15 1c1 0 5 0 5-6 0-4-3-4-7-4-1 0-5 0-9 0-5-1-5-1-5-2s0-2 2-12l9-34z">
            <text:p/>
          </draw:path>
          <draw:path draw:style-name="gr7" draw:text-style-name="P3" draw:layer="layout" svg:width="0.299cm" svg:height="0.306cm" svg:x="23.983cm" svg:y="1.244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61cm" svg:height="0.202cm" svg:x="24.309cm" svg:y="1.403cm" svg:viewBox="0 0 262 203" svg:d="M150 89l29-28c37-37 49-49 75-50 4 0 8 0 8-6 0-4-4-5-5-5-8 0-19 1-28 1-7 0-26-1-34-1-2 0-6 1-6 7 0 0 0 4 5 4 3 0 10 1 10 7 0 4-4 9-7 13-3 2-41 38-51 50l-31-59c0-1-1-3-1-4 0-2 6-6 16-7 2 0 6 0 6-7 0 0-1-4-5-4-6 0-14 1-20 1s-13 0-19 0-12 0-18 0c-5 0-11-1-15-1-2 0-7 0-7 7 0 4 4 4 8 4 18 0 20 2 23 8l41 83-16 16c-6 6-21 18-25 24-37 37-49 49-75 50-5 0-8 0-8 7 0 1 1 4 4 4 8 0 19-1 28-1 4 0 12 0 17 0 6 0 12 1 17 1 1 0 6 0 6-6 0-5-3-5-5-5-3 0-9-1-9-8 0-4 3-8 10-15l61-59 35 71c2 2 2 3 2 3 0 2-6 7-16 8-2 0-6 0-6 7 0 0 0 4 5 4 6 0 13-1 20-1 6 0 12 0 19 0 5 0 12 0 17 0s12 1 17 1c1 0 6 0 6-7 0-4-4-4-9-4-17 0-18-3-21-9z">
            <text:p/>
          </draw:path>
          <draw:path draw:style-name="gr7" draw:text-style-name="P3" draw:layer="layout" svg:width="0.037cm" svg:height="0.091cm" svg:x="24.608cm" svg:y="1.572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4.689cm" svg:y="1.475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166cm" svg:height="0.144cm" svg:x="24.902cm" svg:y="1.503cm" svg:viewBox="0 0 167 145" svg:d="M163 10c2-2 4-3 4-7 0-3-2-3-6-3h-113c-6 0-6 0-8 5l-11 38c-1 1-1 3-1 4s0 4 4 4c2 0 4 0 4-3 11-32 30-38 58-38h43l-133 124c-3 2-4 5-4 8s2 3 6 3h117c6 0 6 0 8-5 1-6 16-49 16-51 0-4-3-4-4-4-4 0-4 1-6 5-10 32-24 44-61 44h-46z">
            <text:p/>
          </draw:path>
          <draw:path draw:style-name="gr7" draw:text-style-name="P3" draw:layer="layout" svg:width="0.299cm" svg:height="0.306cm" svg:x="20.611cm" svg:y="1.751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34cm" svg:height="0.202cm" svg:x="20.938cm" svg:y="1.91cm" svg:viewBox="0 0 235 203" svg:d="M183 36c6-6 12-12 19-16 12-8 23-9 26-9 4 0 7 0 7-7 0-2-1-4-4-4-7 0-16 1-24 1-9 0-22-1-30-1-2 0-6 0-6 7 0 4 4 4 5 4 8 1 8 3 8 5 0 3-1 5-4 8 0 3-2 5-4 7l-74 77-40-87c-2-4-2-5-2-5 0-5 15-5 17-5 4 0 7 0 7-7 0 0 0-4-4-4-10 0-31 1-41 1-6 0-26-1-33-1-2 0-6 1-6 7 0 4 4 4 8 4 17 0 18 2 22 9l45 101-13 55c-3 15-4 16-27 16-5 0-9 0-9 6 0 3 2 5 5 5 5 0 12-1 18-1s14 0 19 0c7 0 14 0 19 0 7 0 14 1 21 1 1 0 6 0 6-7 0-4-4-4-10-4-5 0-6 0-12-1-6 0-6-1-6-4 0-2 3-16 5-24 3-9 9-35 10-36 1-5 1-5 4-8z">
            <text:p/>
          </draw:path>
          <draw:path draw:style-name="gr7" draw:text-style-name="P3" draw:layer="layout" svg:width="0.037cm" svg:height="0.091cm" svg:x="21.17cm" svg:y="2.078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1.251cm" svg:y="1.982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203cm" svg:height="0.144cm" svg:x="21.457cm" svg:y="2.009cm" svg:viewBox="0 0 204 145" svg:d="M117 64l46-40c13-12 23-14 37-14 3 0 4-4 4-6s-2-4-4-4c-3 0-8 1-11 1-4 0-8 0-11 0-5 0-9 0-14 0-4 0-8-1-12-1-2 0-6 0-6 6 0 3 3 4 4 4 4 0 7 1 7 3 0 3-1 5-9 12l-35 32-26-44c3-2 8-3 12-3 1 0 5 0 5-6 0-3-3-4-4-4-5 0-11 1-16 1-4 0-10 0-15 0-4 0-9 0-13 0s-9-1-14-1c-3 0-5 3-5 6 0 4 3 4 7 4 15 0 16 2 17 5l35 57-52 47c0 0-2 2-3 2-8 8-17 13-37 14-4 0-4 6-4 6 0 3 2 4 4 4 3 0 7-1 10-1 4 0 8 0 12 0 5 0 9 0 13 0s9 1 14 1c3 0 5-2 5-6s-3-4-4-4c-7 0-7-2-7-3 0-3 3-6 3-7 1-1 42-38 50-45l30 49c1 1 1 2 1 3s-3 3-11 3c-2 0-5 0-5 6 0 3 1 4 4 4 5 0 10-1 14-1 6 0 11 0 16 0s8 0 13 0c4 0 10 1 14 1s4-3 4-6c0-4-2-4-6-4-14 0-16-2-18-4z">
            <text:p/>
          </draw:path>
          <draw:path draw:style-name="gr7" draw:text-style-name="P3" draw:layer="layout" svg:width="0.299cm" svg:height="0.306cm" svg:x="22.322cm" svg:y="1.751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34cm" svg:height="0.202cm" svg:x="22.65cm" svg:y="1.91cm" svg:viewBox="0 0 235 203" svg:d="M183 36c6-6 12-12 19-16 12-8 23-9 26-9 4 0 7 0 7-7 0-2-1-4-4-4-7 0-16 1-24 1-9 0-22-1-30-1-2 0-6 0-6 7 0 4 4 4 5 4 8 1 8 3 8 5 0 3-1 5-4 8 0 3-2 5-4 7l-74 77-40-87c-2-4-2-5-2-5 0-5 15-5 17-5 4 0 7 0 7-7 0 0 0-4-4-4-10 0-31 1-41 1-6 0-26-1-33-1-2 0-6 1-6 7 0 4 4 4 8 4 17 0 18 2 22 9l45 101-13 55c-3 15-4 16-27 16-5 0-9 0-9 6 0 3 2 5 5 5 5 0 12-1 18-1s14 0 19 0c7 0 14 0 19 0 7 0 14 1 21 1 1 0 6 0 6-7 0-4-4-4-10-4-5 0-6 0-12-1-6 0-6-1-6-4 0-2 3-16 5-24 3-9 9-35 10-36 1-5 1-5 4-8z">
            <text:p/>
          </draw:path>
          <draw:path draw:style-name="gr7" draw:text-style-name="P3" draw:layer="layout" svg:width="0.037cm" svg:height="0.091cm" svg:x="22.882cm" svg:y="2.078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2.963cm" svg:y="1.982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186cm" svg:height="0.144cm" svg:x="23.171cm" svg:y="2.009cm" svg:viewBox="0 0 187 145" svg:d="M147 27l6-5c5-5 14-11 28-12 3 0 6 0 6-6 0-3-2-4-3-4-3 0-6 1-9 1-4 0-7 0-11 0h-12c-3 0-8-1-12-1-2 0-5 2-5 6 0 3 3 4 4 4 6 0 7 1 7 2 0 3-5 8-7 10l-55 54-33-61c-2-3-2-3-2-3 0-2 10-2 11-2 3 0 6 0 6-6 0-3-2-4-4-4-4 0-9 1-15 1-5 0-10 0-14 0-5 0-10 0-15 0-2 0-12-1-13-1-3 0-5 2-5 6s3 4 7 4c13 0 14 1 17 5l38 71-9 40c-2 9-4 9-19 9-5 0-9 0-9 6 0 2 2 4 4 4 5 0 9-1 14-1 6 0 11 0 16 0s10 0 15 0 10 1 15 1c1 0 5 0 5-6 0-4-3-4-7-4-1 0-5 0-9 0-5-1-5-1-5-2s0-2 2-12l9-34z">
            <text:p/>
          </draw:path>
          <draw:path draw:style-name="gr7" draw:text-style-name="P3" draw:layer="layout" svg:width="0.299cm" svg:height="0.306cm" svg:x="24.016cm" svg:y="1.751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34cm" svg:height="0.202cm" svg:x="24.343cm" svg:y="1.91cm" svg:viewBox="0 0 235 203" svg:d="M183 36c6-6 12-12 19-16 12-8 23-9 26-9 4 0 7 0 7-7 0-2-1-4-4-4-7 0-16 1-24 1-9 0-22-1-30-1-2 0-6 0-6 7 0 4 4 4 5 4 8 1 8 3 8 5 0 3-1 5-4 8 0 3-2 5-4 7l-74 77-40-87c-2-4-2-5-2-5 0-5 15-5 17-5 4 0 7 0 7-7 0 0 0-4-4-4-10 0-31 1-41 1-6 0-26-1-33-1-2 0-6 1-6 7 0 4 4 4 8 4 17 0 18 2 22 9l45 101-13 55c-3 15-4 16-27 16-5 0-9 0-9 6 0 3 2 5 5 5 5 0 12-1 18-1s14 0 19 0c7 0 14 0 19 0 7 0 14 1 21 1 1 0 6 0 6-7 0-4-4-4-10-4-5 0-6 0-12-1-6 0-6-1-6-4 0-2 3-16 5-24 3-9 9-35 10-36 1-5 1-5 4-8z">
            <text:p/>
          </draw:path>
          <draw:path draw:style-name="gr7" draw:text-style-name="P3" draw:layer="layout" svg:width="0.037cm" svg:height="0.091cm" svg:x="24.575cm" svg:y="2.078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4.656cm" svg:y="1.982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166cm" svg:height="0.144cm" svg:x="24.869cm" svg:y="2.009cm" svg:viewBox="0 0 167 145" svg:d="M163 10c2-2 4-3 4-7 0-3-2-3-6-3h-113c-6 0-6 0-8 5l-11 38c-1 1-1 3-1 4s0 4 4 4c2 0 4 0 4-3 11-32 30-38 58-38h43l-133 124c-3 2-4 5-4 8s2 3 6 3h117c6 0 6 0 8-5 1-6 16-49 16-51 0-4-3-4-4-4-4 0-4 1-6 5-10 32-24 44-61 44h-46z">
            <text:p/>
          </draw:path>
          <draw:path draw:style-name="gr7" draw:text-style-name="P3" draw:layer="layout" svg:width="0.299cm" svg:height="0.306cm" svg:x="20.603cm" svg:y="2.257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11cm" svg:height="0.202cm" svg:x="20.937cm" svg:y="2.416cm" svg:viewBox="0 0 212 203" svg:d="M208 12c3-2 4-5 4-9 0-3-2-3-8-3h-138c-7 0-7 0-9 6l-18 54c-1 3-1 3-1 4s1 4 5 4 5-2 6-5c14-41 37-52 76-52h53l-173 178c-2 3-5 6-5 11 0 3 3 3 8 3h144c7 0 7 0 9-6l21-66c2-4 2-5 2-5 0 0 0-4-4-4s-5 1-7 8c-14 40-29 61-81 61h-56z">
            <text:p/>
          </draw:path>
          <draw:path draw:style-name="gr7" draw:text-style-name="P3" draw:layer="layout" svg:width="0.037cm" svg:height="0.091cm" svg:x="21.178cm" svg:y="2.584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1.26cm" svg:y="2.488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203cm" svg:height="0.144cm" svg:x="21.465cm" svg:y="2.517cm" svg:viewBox="0 0 204 145" svg:d="M117 64l46-40c13-12 23-14 37-14 3 0 4-4 4-6s-2-4-4-4c-3 0-8 1-11 1-4 0-8 0-11 0-5 0-9 0-14 0-4 0-8-1-12-1-2 0-6 0-6 6 0 3 3 4 4 4 4 0 7 1 7 3 0 3-1 5-9 12l-35 32-26-44c3-2 8-3 12-3 1 0 5 0 5-6 0-3-3-4-4-4-5 0-11 1-16 1-4 0-10 0-15 0-4 0-9 0-13 0s-9-1-14-1c-3 0-5 3-5 6 0 4 3 4 7 4 15 0 16 2 17 5l35 57-52 47c0 0-2 2-3 2-8 8-17 13-37 14-4 0-4 6-4 6 0 3 2 4 4 4 3 0 7-1 10-1 4 0 8 0 12 0 5 0 9 0 13 0s9 1 14 1c3 0 5-2 5-6s-3-4-4-4c-7 0-7-2-7-3 0-3 3-6 3-7 1-1 42-38 50-45l30 49c1 1 1 2 1 3s-3 3-11 3c-2 0-5 0-5 6 0 3 1 4 4 4 5 0 10-1 14-1 6 0 11 0 16 0s8 0 13 0c4 0 10 1 14 1s4-3 4-6c0-4-2-4-6-4-14 0-16-2-18-4z">
            <text:p/>
          </draw:path>
          <draw:path draw:style-name="gr7" draw:text-style-name="P3" draw:layer="layout" svg:width="0.299cm" svg:height="0.306cm" svg:x="22.315cm" svg:y="2.257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11cm" svg:height="0.202cm" svg:x="22.649cm" svg:y="2.416cm" svg:viewBox="0 0 212 203" svg:d="M208 12c3-2 4-5 4-9 0-3-2-3-8-3h-138c-7 0-7 0-9 6l-18 54c-1 3-1 3-1 4s1 4 5 4 5-2 6-5c14-41 37-52 76-52h53l-173 178c-2 3-5 6-5 11 0 3 3 3 8 3h144c7 0 7 0 9-6l21-66c2-4 2-5 2-5 0 0 0-4-4-4s-5 1-7 8c-14 40-29 61-81 61h-56z">
            <text:p/>
          </draw:path>
          <draw:path draw:style-name="gr7" draw:text-style-name="P3" draw:layer="layout" svg:width="0.037cm" svg:height="0.091cm" svg:x="22.89cm" svg:y="2.584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2.971cm" svg:y="2.488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186cm" svg:height="0.144cm" svg:x="23.179cm" svg:y="2.517cm" svg:viewBox="0 0 187 145" svg:d="M147 27l6-5c5-5 14-11 28-12 3 0 6 0 6-6 0-3-2-4-3-4-3 0-6 1-9 1-4 0-7 0-11 0h-12c-3 0-8-1-12-1-2 0-5 2-5 6 0 3 3 4 4 4 6 0 7 1 7 2 0 3-5 8-7 10l-55 54-33-61c-2-3-2-3-2-3 0-2 10-2 11-2 3 0 6 0 6-6 0-3-2-4-4-4-4 0-9 1-15 1-5 0-10 0-14 0-5 0-10 0-15 0-2 0-12-1-13-1-3 0-5 2-5 6s3 4 7 4c13 0 14 1 17 5l38 71-9 40c-2 9-4 9-19 9-5 0-9 0-9 6 0 2 2 4 4 4 5 0 9-1 14-1 6 0 11 0 16 0s10 0 15 0 10 1 15 1c1 0 5 0 5-6 0-4-3-4-7-4-1 0-5 0-9 0-5-1-5-1-5-2s0-2 2-12l9-34z">
            <text:p/>
          </draw:path>
          <draw:path draw:style-name="gr7" draw:text-style-name="P3" draw:layer="layout" svg:width="0.299cm" svg:height="0.306cm" svg:x="24.007cm" svg:y="2.257cm" svg:viewBox="0 0 300 307" svg:d="M300 4c0-1 0-4-4-4-1 0-2 0-7 5l-29 32c-4-5-24-37-71-37-94 0-189 93-189 192 0 67 47 115 115 115 19 0 39-4 53-9 21-9 30-18 37-26 4 10 15 26 20 26 2 0 3-1 3-2 0 0 4-17 6-25l9-33c1-7 4-14 5-22 4-19 5-20 29-20 2 0 7 0 7-9 0-3-2-5-6-5-9 0-34 2-44 2-13 0-46-2-59-2-4 0-9 0-9 9 0 5 3 5 13 5 0 0 12 0 22 1 11 1 13 3 13 8 0 3-5 23-9 38-12 47-67 52-81 52-41 0-86-24-86-89 0-13 5-83 49-138 23-29 64-55 106-55 43 0 68 33 68 82 0 16-1 17-1 21 0 5 4 5 6 5 6 0 6-1 8-9z">
            <text:p/>
          </draw:path>
          <draw:path draw:style-name="gr7" draw:text-style-name="P3" draw:layer="layout" svg:width="0.211cm" svg:height="0.202cm" svg:x="24.341cm" svg:y="2.416cm" svg:viewBox="0 0 212 203" svg:d="M208 12c3-2 4-5 4-9 0-3-2-3-8-3h-138c-7 0-7 0-9 6l-18 54c-1 3-1 3-1 4s1 4 5 4 5-2 6-5c14-41 37-52 76-52h53l-173 178c-2 3-5 6-5 11 0 3 3 3 8 3h144c7 0 7 0 9-6l21-66c2-4 2-5 2-5 0 0 0-4-4-4s-5 1-7 8c-14 40-29 61-81 61h-56z">
            <text:p/>
          </draw:path>
          <draw:path draw:style-name="gr7" draw:text-style-name="P3" draw:layer="layout" svg:width="0.037cm" svg:height="0.091cm" svg:x="24.583cm" svg:y="2.584cm" svg:viewBox="0 0 38 92" svg:d="M30 30c0 16-3 35-23 55-2 0-3 1-3 2 0 3 3 5 5 5 3 0 29-24 29-59 0-19-7-33-21-33-9 0-17 8-17 17 0 10 7 18 17 18 8 0 13-5 13-5z">
            <text:p/>
          </draw:path>
          <draw:path draw:style-name="gr7" draw:text-style-name="P3" draw:layer="layout" svg:width="0.172cm" svg:height="0.133cm" svg:x="24.665cm" svg:y="2.488cm" svg:viewBox="0 0 173 134" svg:d="M111 83c-1 6-3 17-4 18-6 8-18 25-36 25-20 0-20-19-20-25 0-17 8-39 16-61 2-5 4-9 4-14 0-15-12-26-28-26-30 0-43 40-43 45 0 4 4 4 5 4 5 0 5-1 6-5 6-24 20-35 31-35 5 0 8 3 8 10s-3 13-6 19c-16 42-16 50-16 58 0 6 0 19 11 29 9 7 21 9 31 9 18 0 29-10 38-20 7 19 26 20 30 20 11 0 18-6 24-16 6-11 11-29 11-30 0-3-5-3-6-3-4 0-4 1-6 9-4 14-9 32-22 32-7 0-9-7-9-15 0-4 2-16 3-24 3-7 6-20 7-26l7-26c2-8 6-21 6-23 0-5-5-9-11-9-10 0-12 9-15 18z">
            <text:p/>
          </draw:path>
          <draw:path draw:style-name="gr7" draw:text-style-name="P3" draw:layer="layout" svg:width="0.166cm" svg:height="0.144cm" svg:x="24.877cm" svg:y="2.517cm" svg:viewBox="0 0 167 145" svg:d="M163 10c2-2 4-3 4-7 0-3-2-3-6-3h-113c-6 0-6 0-8 5l-11 38c-1 1-1 3-1 4s0 4 4 4c2 0 4 0 4-3 11-32 30-38 58-38h43l-133 124c-3 2-4 5-4 8s2 3 6 3h117c6 0 6 0 8-5 1-6 16-49 16-51 0-4-3-4-4-4-4 0-4 1-6 5-10 32-24 44-61 44h-46z">
            <text:p/>
          </draw:path>
        </draw:g>
        <draw:frame draw:style-name="gr12" draw:text-style-name="P7" draw:layer="layout" svg:width="2.174cm" svg:height="0.886cm" svg:x="21.352cm" svg:y="0.258cm">
          <draw:text-box>
            <text:p><text:span text:style-name="T1">Plant</text:span></text:p>
          </draw:text-box>
        </draw:frame>
        <draw:g>
          <draw:custom-shape draw:style-name="gr13" draw:text-style-name="P1" draw:layer="layout" svg:width="3.202cm" svg:height="2.032cm" svg:x="13.34cm" svg:y="0.59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2§latex§\begin{tabular}{ccc}
$D_{X}$&amp;             &amp; 0$\\
              &amp; $D_Y$   &amp; $\\
     0       &amp;              &amp; $ D_Z$\\
\end{tabular}
§svg§600§TRUE§</svg:desc>
            <draw:polygon draw:style-name="gr8" draw:text-style-name="P5" draw:layer="layout" svg:width="2.923cm" svg:height="1.363cm" svg:x="13.44cm" svg:y="0.908cm" svg:viewBox="0 0 2924 1364" draw:points="1462,1364 0,1364 0,0 2924,0 2924,1364">
              <text:p/>
            </draw:polygon>
            <draw:path draw:style-name="gr7" draw:text-style-name="P3" draw:layer="layout" svg:width="0.323cm" svg:height="0.288cm" svg:x="13.457cm" svg:y="0.908cm" svg:viewBox="0 0 324 289" svg:d="M50 256c-4 17-5 19-38 19-7 0-12 0-12 9 0 5 4 5 12 5h140c88 0 172-89 172-181 0-61-37-108-100-108h-142c-8 0-13 0-13 8 0 5 4 5 13 5 4 0 12 0 18 1 7 0 8 2 8 7 0 1 0 3-1 8zM142 29c4-15 4-16 22-16h46c42 0 76 23 76 78 0 21-9 90-44 137-13 16-46 47-98 47h-48c-6 0-7 0-9 0-4 0-5 0-5-3 0-2 0-3 2-11z">
              <text:p/>
            </draw:path>
            <draw:path draw:style-name="gr7" draw:text-style-name="P3" draw:layer="layout" svg:width="0.261cm" svg:height="0.202cm" svg:x="13.804cm" svg:y="1.058cm" svg:viewBox="0 0 262 203" svg:d="M150 89l29-28c37-37 49-49 75-50 4 0 8 0 8-6 0-4-4-5-5-5-8 0-19 1-28 1-7 0-26-1-34-1-2 0-6 1-6 7 0 0 0 4 5 4 3 0 10 1 10 7 0 4-4 9-7 13-3 2-41 38-51 50l-31-59c0-1-1-3-1-4 0-2 6-6 16-7 2 0 6 0 6-7 0 0-1-4-5-4-6 0-14 1-20 1s-13 0-19 0-12 0-18 0c-5 0-11-1-15-1-2 0-7 0-7 7 0 4 4 4 8 4 18 0 20 2 23 8l41 83-16 16c-6 6-21 18-25 24-37 37-49 49-75 50-5 0-8 0-8 7 0 1 1 4 4 4 8 0 19-1 28-1 4 0 12 0 17 0 6 0 12 1 17 1 1 0 6 0 6-6 0-5-3-5-5-5-3 0-9-1-9-8 0-5 3-8 10-15l61-59 35 70c2 3 2 4 2 4 0 2-6 7-16 8-2 0-6 0-6 7 0 0 0 4 5 4 6 0 13-1 20-1 6 0 12 0 19 0 5 0 12 0 17 0s12 1 17 1c1 0 6 0 6-7 0-4-4-4-9-4-17 0-18-3-21-9z">
              <text:p/>
            </draw:path>
            <draw:path draw:style-name="gr7" draw:text-style-name="P3" draw:layer="layout" svg:width="0.178cm" svg:height="0.29cm" svg:x="15.985cm" svg:y="0.916cm" svg:viewBox="0 0 179 291" svg:d="M179 147c0-35-2-68-18-100-19-40-53-47-72-47-25 0-56 11-74 50-13 30-15 62-15 97 0 32 2 69 19 102 18 33 49 42 70 42 23 0 55-9 74-49 14-29 16-63 16-95zM89 282c-16 0-42-10-49-52-4-25-4-64-4-89 0-27 0-55 2-78 9-50 41-53 51-53 14 0 42 7 50 49 4 24 4 55 4 82 0 32 0 61-5 87-6 41-30 54-49 54z">
              <text:p/>
            </draw:path>
            <draw:path draw:style-name="gr7" draw:text-style-name="P3" draw:layer="layout" svg:width="0.323cm" svg:height="0.288cm" svg:x="14.632cm" svg:y="1.414cm" svg:viewBox="0 0 324 289" svg:d="M50 256c-4 17-5 19-38 19-7 0-12 0-12 9 0 5 4 5 12 5h140c88 0 172-89 172-181 0-61-37-108-100-108h-142c-8 0-13 0-13 8 0 5 4 5 13 5 4 0 12 0 18 1 7 0 8 2 8 7 0 1 0 3-1 8zM142 29c4-15 4-16 22-16h46c42 0 76 23 76 78 0 21-9 90-44 137-13 16-46 47-98 47h-48c-6 0-7 0-9 0-4 0-5 0-5-3 0-2 0-3 2-11z">
              <text:p/>
            </draw:path>
            <draw:path draw:style-name="gr7" draw:text-style-name="P3" draw:layer="layout" svg:width="0.234cm" svg:height="0.202cm" svg:x="14.982cm" svg:y="1.564cm" svg:viewBox="0 0 235 203" svg:d="M183 36c6-6 12-12 19-16 12-8 23-9 26-9 4 0 7 0 7-7 0-2-1-4-4-4-7 0-16 1-24 1-9 0-22-1-30-1-2 0-6 0-6 7 0 4 4 4 5 4 8 1 8 3 8 5 0 3-1 5-4 8 0 3-2 5-4 7l-74 77-40-87c-2-4-2-5-2-5 0-5 15-5 17-5 4 0 7 0 7-7 0 0 0-4-4-4-10 0-31 1-41 1-6 0-26-1-33-1-2 0-6 1-6 7 0 4 4 4 8 4 17 0 18 2 22 9l45 101-13 55c-3 15-4 16-27 16-5 0-9 0-9 6 0 3 2 5 5 5 5 0 12-1 18-1s14 0 19 0c7 0 14 0 19 0 7 0 14 1 21 1 1 0 6 0 6-7 0-4-4-4-10-4-5 0-6 0-12-1-6 0-6-1-6-4 0-2 3-16 5-24 3-9 9-35 10-36 1-5 1-5 4-8z">
              <text:p/>
            </draw:path>
            <draw:path draw:style-name="gr7" draw:text-style-name="P3" draw:layer="layout" svg:width="0.178cm" svg:height="0.29cm" svg:x="13.686cm" svg:y="1.927cm" svg:viewBox="0 0 179 291" svg:d="M179 147c0-35-2-68-18-100-19-40-53-47-72-47-25 0-56 11-74 50-13 30-15 62-15 97 0 32 2 69 19 102 18 33 49 42 70 42 23 0 55-9 74-49 14-29 16-63 16-95zM89 282c-16 0-42-10-49-52-4-25-4-64-4-89 0-27 0-55 2-78 9-50 41-53 51-53 14 0 42 7 50 49 4 24 4 55 4 82 0 32 0 61-5 87-6 41-30 54-49 54z">
              <text:p/>
            </draw:path>
            <draw:path draw:style-name="gr7" draw:text-style-name="P3" draw:layer="layout" svg:width="0.323cm" svg:height="0.288cm" svg:x="15.78cm" svg:y="1.921cm" svg:viewBox="0 0 324 289" svg:d="M50 256c-4 17-5 19-38 19-7 0-12 0-12 9 0 5 4 5 12 5h140c88 0 172-89 172-181 0-61-37-108-100-108h-142c-8 0-13 0-13 8 0 5 4 5 13 5 4 0 12 0 18 1 7 0 8 2 8 7 0 1 0 3-1 8zM142 29c4-15 4-16 22-16h46c42 0 76 23 76 78 0 21-9 90-44 137-13 16-46 47-98 47h-48c-6 0-7 0-9 0-4 0-5 0-5-3 0-2 0-3 2-11z">
              <text:p/>
            </draw:path>
            <draw:path draw:style-name="gr7" draw:text-style-name="P3" draw:layer="layout" svg:width="0.211cm" svg:height="0.202cm" svg:x="16.136cm" svg:y="2.069cm" svg:viewBox="0 0 212 203" svg:d="M208 12c3-2 4-5 4-9 0-3-2-3-8-3h-138c-7 0-7 0-9 6l-18 54c-1 3-1 3-1 4s1 4 5 4 5-2 6-5c14-41 37-52 76-52h53l-173 178c-2 3-5 6-5 11 0 3 3 3 8 3h144c7 0 7 0 9-6l21-66c2-4 2-5 2-5 0 0 0-4-4-4s-5 1-7 8c-14 40-29 61-81 61h-56z">
              <text:p/>
            </draw:path>
          </draw:g>
        </draw:g>
        <draw:g>
          <svg:title>TexMaths</svg:title>
          <svg:desc>12§latex§$\begin{bmatrix}
\mathcal{H}_X^{-1}[\cdot]\\
         1  \\
          1 \\
\end{bmatrix}
§svg§600§TRUE§</svg:desc>
          <draw:polygon draw:style-name="gr8" draw:text-style-name="P5" draw:layer="layout" svg:width="1.727cm" svg:height="1.527cm" svg:x="17.492cm" svg:y="0.854cm" svg:viewBox="0 0 1728 1528" draw:points="864,1528 0,1528 0,0 1728,0 1728,1528">
            <text:p/>
          </draw:polygon>
          <draw:polygon draw:style-name="gr7" draw:text-style-name="P3" draw:layer="layout" svg:width="0.14cm" svg:height="0.759cm" svg:x="17.629cm" svg:y="0.862cm" svg:viewBox="0 0 141 760" draw:points="0,760 30,760 30,29 141,29 141,0 0,0">
            <text:p/>
          </draw:polygon>
          <draw:polygon draw:style-name="gr7" draw:text-style-name="P3" draw:layer="layout" svg:width="0.14cm" svg:height="0.759cm" svg:x="17.629cm" svg:y="1.621cm" svg:viewBox="0 0 141 760" draw:points="0,760 141,760 141,731 30,731 30,0 0,0">
            <text:p/>
          </draw:polygon>
          <draw:path draw:style-name="gr7" draw:text-style-name="P3" draw:layer="layout" svg:width="0.329cm" svg:height="0.309cm" svg:x="17.782cm" svg:y="0.936cm" svg:viewBox="0 0 330 310" svg:d="M132 147c4-19 10-41 14-62 6-28 9-56 9-61 0-24-23-24-29-24-32 0-61 12-81 25-34 24-45 52-45 54 0 3 3 3 4 3 4 0 24-5 32-21 12-22 24-38 62-38 17 0 20 13 20 19 0 0-1 20-6 49-2 13-4 19-12 56h-16c-11 1-30 14-30 21 0 2 0 3 9 3h30c-9 29-20 70-39 122-4 10-4 11-4 11 0 2 3 2 4 2 6 0 19-5 28-13 2-3 2-4 3-8 16-37 28-76 40-114h95c5 0 12 0 19-5-5 18-22 88-22 120 0 13 8 24 25 24 57 0 88-35 88-49 0-3-3-4-5-4s-25 7-31 23c-2 3-2 4-11 5-5 1-12 1-12 1-8 0-19-5-19-18 0-5 4-28 5-37 7-48 28-127 65-223 1-3 1-4 1-5 0-3-2-3-4-3-7 0-19 6-27 13 0 1-3 3-5 7-16 41-30 84-42 127z">
            <text:p/>
          </draw:path>
          <draw:path draw:style-name="gr7" draw:text-style-name="P3" draw:layer="layout" svg:width="0.2cm" svg:height="0.014cm" svg:x="18.165cm" svg:y="0.963cm" svg:viewBox="0 0 201 15" svg:d="M189 15c4 0 12 0 12-7 0-8-7-8-12-8h-177c-5 0-12 0-12 8 0 7 7 7 12 7z">
            <text:p/>
          </draw:path>
          <draw:path draw:style-name="gr7" draw:text-style-name="P3" draw:layer="layout" svg:width="0.107cm" svg:height="0.196cm" svg:x="18.429cm" svg:y="0.848cm" svg:viewBox="0 0 108 197" svg:d="M67 9c0-9 0-9-8-9-20 18-47 19-59 19v11c7 0 27 0 43-9v152c0 10 0 13-30 13h-11v11c6 0 42-1 53-1 9 0 47 1 53 1v-11h-11c-30 0-30-3-30-13z">
            <text:p/>
          </draw:path>
          <draw:path draw:style-name="gr7" draw:text-style-name="P3" draw:layer="layout" svg:width="0.261cm" svg:height="0.202cm" svg:x="18.144cm" svg:y="1.147cm" svg:viewBox="0 0 262 203" svg:d="M150 89l29-28c37-37 49-49 75-50 4 0 8 0 8-6 0-4-4-5-5-5-8 0-19 1-28 1-7 0-26-1-34-1-2 0-6 1-6 7 0 0 0 4 5 4 3 0 10 1 10 7 0 4-4 9-7 13-3 2-41 38-51 50l-31-59c0-1-1-3-1-4 0-2 6-6 16-7 2 0 6 0 6-7 0 0-1-4-5-4-6 0-14 1-20 1s-13 0-19 0-12 0-18 0c-5 0-11-1-15-1-2 0-7 0-7 7 0 4 4 4 8 4 18 0 20 2 23 8l41 83-16 16c-6 6-21 18-25 24-37 37-49 49-75 50-5 0-8 0-8 7 0 1 1 4 4 4 8 0 19-1 28-1 4 0 12 0 17 0 6 0 12 1 17 1 1 0 6 0 6-6 0-5-3-5-5-5-3 0-9-1-9-8 0-4 3-8 10-15l61-59 35 71c2 2 2 3 2 3 0 2-6 7-16 8-2 0-6 0-6 7 0 0 0 4 5 4 6 0 13-1 20-1 6 0 12 0 19 0 5 0 12 0 17 0s12 1 17 1c1 0 6 0 6-7 0-4-4-4-9-4-17 0-18-3-21-9z">
            <text:p/>
          </draw:path>
          <draw:polygon draw:style-name="gr7" draw:text-style-name="P3" draw:layer="layout" svg:width="0.058cm" svg:height="0.422cm" svg:x="18.636cm" svg:y="0.909cm" svg:viewBox="0 0 59 423" draw:points="59,423 59,406 17,406 17,17 59,17 59,0 0,0 0,423">
            <text:p/>
          </draw:polygon>
          <draw:path draw:style-name="gr7" draw:text-style-name="P3" draw:layer="layout" svg:width="0.045cm" svg:height="0.045cm" svg:x="18.74cm" svg:y="1.097cm" svg:viewBox="0 0 46 46" svg:d="M46 23c0-12-10-23-23-23-12 0-23 11-23 23 0 13 11 23 23 23 13 0 23-10 23-23z">
            <text:p/>
          </draw:path>
          <draw:polygon draw:style-name="gr7" draw:text-style-name="P3" draw:layer="layout" svg:width="0.058cm" svg:height="0.422cm" svg:x="18.83cm" svg:y="0.909cm" svg:viewBox="0 0 59 423" draw:points="59,0 0,0 0,17 41,17 41,406 0,406 0,423 59,423">
            <text:p/>
          </draw:polygon>
          <draw:path draw:style-name="gr7" draw:text-style-name="P3" draw:layer="layout" svg:width="0.139cm" svg:height="0.281cm" svg:x="18.288cm" svg:y="1.45cm" svg:viewBox="0 0 140 282" svg:d="M87 11c0-10 0-11-9-11-27 27-65 27-78 27v13c9 0 34 0 56-11v220c0 15-1 20-40 20h-13v13c14-2 52-2 68-2 17 0 54 0 69 2v-13h-13c-39 0-40-5-40-20z">
            <text:p/>
          </draw:path>
          <draw:path draw:style-name="gr7" draw:text-style-name="P3" draw:layer="layout" svg:width="0.139cm" svg:height="0.281cm" svg:x="18.288cm" svg:y="1.956cm" svg:viewBox="0 0 140 282" svg:d="M87 11c0-10 0-11-9-11-27 27-65 27-78 27v13c9 0 34 0 56-11v220c0 15-1 20-40 20h-13v13c14-2 52-2 68-2 17 0 54 0 69 2v-13h-13c-39 0-40-5-40-20z">
            <text:p/>
          </draw:path>
          <draw:polygon draw:style-name="gr7" draw:text-style-name="P3" draw:layer="layout" svg:width="0.14cm" svg:height="0.759cm" svg:x="18.941cm" svg:y="0.862cm" svg:viewBox="0 0 141 760" draw:points="112,760 141,760 141,0 0,0 0,29 112,29">
            <text:p/>
          </draw:polygon>
          <draw:polygon draw:style-name="gr7" draw:text-style-name="P3" draw:layer="layout" svg:width="0.14cm" svg:height="0.759cm" svg:x="18.941cm" svg:y="1.621cm" svg:viewBox="0 0 141 760" draw:points="112,731 0,731 0,760 141,760 141,0 112,0">
            <text:p/>
          </draw:polygon>
        </draw:g>
        <draw:line draw:style-name="gr5" draw:text-style-name="P4" draw:layer="layout" svg:x1="19.082cm" svg:y1="1.621cm" svg:x2="19.882cm" svg:y2="1.621cm">
          <text:p/>
        </draw:line>
        <draw:g>
          <draw:custom-shape draw:style-name="gr14" draw:text-style-name="P1" draw:layer="layout" svg:width="2.694cm" svg:height="1.778cm" svg:x="2.737cm" svg:y="0.80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2§latex§\begin{tabular}{ccc}
$F_{X}$&amp;             &amp; 0$\\
              &amp; $F_Y$   &amp; $\\
     0       &amp;              &amp; $ 1$\\
\end{tabular}
§svg§600§TRUE§</svg:desc>
            <draw:polygon draw:style-name="gr8" draw:text-style-name="P5" draw:layer="layout" svg:width="2.377cm" svg:height="1.3cm" svg:x="2.837cm" svg:y="1.117cm" svg:viewBox="0 0 2378 1301" draw:points="1189,1301 0,1301 0,0 2378,0 2378,1301">
              <text:p/>
            </draw:polygon>
            <draw:path draw:style-name="gr7" draw:text-style-name="P3" draw:layer="layout" svg:width="0.299cm" svg:height="0.287cm" svg:x="2.853cm" svg:y="1.118cm" svg:viewBox="0 0 300 288" svg:d="M112 150h42c31 0 34 7 34 19 0 3 0 9-3 21-1 2-1 4-1 5 0 3 2 5 5 5 4 0 4-1 7-9l23-92c1-5 1-6 1-7s-1-5-5-5c-5 0-5 2-7 10-8 33-18 40-54 40h-39l28-107c3-16 4-17 22-17h57c51 0 61 14 61 47 0 9 0 11-1 23-1 5-1 6-1 7 0 2 1 5 5 5 5 0 5-2 6-11l8-72c1-12-1-12-11-12h-207c-9 0-13 0-13 9 0 4 4 4 12 4 15 0 27 0 27 8 0 1 0 2-1 10l-57 223c-4 18-5 20-38 20-7 0-12 0-12 8 0 6 5 6 7 6 11 0 43-2 55-2 14 0 49 2 63 2 4 0 9 0 9-9 0-3-3-4-3-4 0-1-1-1-11-1s-12 0-22 0c-13-1-14-3-14-9 0-1 0-3 1-10z">
              <text:p/>
            </draw:path>
            <draw:path draw:style-name="gr7" draw:text-style-name="P3" draw:layer="layout" svg:width="0.261cm" svg:height="0.201cm" svg:x="3.123cm" svg:y="1.267cm" svg:viewBox="0 0 262 202" svg:d="M150 89l28-28c38-37 49-49 76-50 4 0 8 0 8-6 0-4-4-5-5-5-8 0-19 1-28 1-7 0-27-1-34-1-2 0-6 1-6 7 0 0 0 4 5 4 3 0 9 1 9 7 0 4-3 9-6 13-3 2-41 38-51 50l-31-59c0-1-1-3-1-4 0-2 6-6 16-7 1 0 6 0 6-7 0 0-1-4-5-4-6 0-14 1-20 1s-13 0-19 0-12 0-18 0c-5 0-11-1-15-1-2 0-7 0-7 7 0 4 4 4 8 4 18 0 20 2 23 8l41 83-17 16c-5 6-20 18-24 24-37 37-49 49-75 50-5 0-8 0-8 7 0 1 1 3 4 3 8 0 19 0 28 0 4 0 12 0 17 0 6 0 12 0 17 0 1 0 6 0 6-5s-3-5-5-5c-3 0-9-1-9-8 0-5 3-8 10-15l61-59 35 70c2 3 2 4 2 4 0 2-6 7-16 8-2 0-6 0-6 7 0 0 0 3 5 3 6 0 13 0 20 0 6 0 12 0 19 0 5 0 12 0 17 0s12 0 17 0c1 0 5 0 5-6 0-4-3-4-8-4-17 0-18-3-21-9z">
              <text:p/>
            </draw:path>
            <draw:path draw:style-name="gr7" draw:text-style-name="P3" draw:layer="layout" svg:width="0.177cm" svg:height="0.29cm" svg:x="5.02cm" svg:y="1.125cm" svg:viewBox="0 0 178 291" svg:d="M178 147c0-35-1-68-17-100-19-40-54-47-72-47-25 0-56 11-74 50-13 30-15 62-15 97 0 32 2 69 19 102 18 33 49 42 70 42 23 0 55-9 74-49 14-29 15-63 15-95zM89 282c-16 0-42-10-49-52-4-25-4-64-4-89 0-27 0-55 2-78 9-50 41-53 51-53 14 0 42 7 50 49 4 24 4 55 4 82 0 32 0 61-5 87-6 41-30 54-49 54z">
              <text:p/>
            </draw:path>
            <draw:path draw:style-name="gr7" draw:text-style-name="P3" draw:layer="layout" svg:width="0.299cm" svg:height="0.287cm" svg:x="3.95cm" svg:y="1.625cm" svg:viewBox="0 0 300 288" svg:d="M112 150h42c31 0 34 7 34 19 0 3 0 9-3 21-1 2-1 4-1 5 0 3 2 5 5 5 4 0 4-1 7-9l23-92c1-5 1-6 1-7s-1-5-5-5c-5 0-5 2-7 10-8 33-18 40-54 40h-39l28-107c3-16 4-17 22-17h57c51 0 61 14 61 47 0 9 0 11-1 23-1 5-1 6-1 7 0 2 1 5 5 5 5 0 5-2 6-11l8-72c1-12-1-12-11-12h-207c-9 0-13 0-13 9 0 4 4 4 12 4 15 0 27 0 27 8 0 1 0 2-1 10l-57 223c-4 18-5 20-38 20-7 0-12 0-12 8 0 6 5 6 7 6 11 0 43-2 55-2 14 0 49 2 63 2 4 0 9 0 9-9 0-3-3-4-3-4 0-1-1-1-11-1s-12 0-22 0c-13-1-14-3-14-9 0-1 0-3 1-10z">
              <text:p/>
            </draw:path>
            <draw:path draw:style-name="gr7" draw:text-style-name="P3" draw:layer="layout" svg:width="0.234cm" svg:height="0.201cm" svg:x="4.223cm" svg:y="1.772cm" svg:viewBox="0 0 235 202" svg:d="M183 36c6-6 12-12 19-16 12-8 23-9 26-9 4 0 7 0 7-7 0-2-1-4-4-4-7 0-16 1-24 1-9 0-22-1-30-1-2 0-6 0-6 7 0 4 4 4 5 4 8 1 8 3 8 5 0 3-1 5-4 8-1 3-2 5-4 7l-74 76-40-86c-2-4-2-5-2-5 0-5 15-5 17-5 4 0 7 0 7-7 0 0 0-4-4-4-10 0-31 1-41 1-6 0-26-1-33-1-2 0-6 1-6 7 0 4 4 4 8 4 17 0 18 2 22 9l45 101-13 55c-3 15-4 16-27 16-5 0-9 0-9 6 0 3 2 4 5 4 5 0 12 0 18 0s14 0 19 0c7 0 14 0 19 0 7 0 14 0 20 0 2 0 7 0 7-6 0-4-4-4-10-4-5 0-6 0-12-1-6 0-6-1-6-4 0-2 3-16 5-24 3-9 9-35 10-36 1-5 1-5 4-8z">
              <text:p/>
            </draw:path>
            <draw:path draw:style-name="gr7" draw:text-style-name="P3" draw:layer="layout" svg:width="0.177cm" svg:height="0.29cm" svg:x="3.044cm" svg:y="2.136cm" svg:viewBox="0 0 178 291" svg:d="M178 147c0-35-1-68-17-100-19-40-54-47-72-47-25 0-56 11-74 50-13 30-15 62-15 97 0 32 2 69 19 102 18 33 49 42 70 42 23 0 55-9 74-49 14-29 15-63 15-95zM89 282c-16 0-42-10-49-52-4-25-4-64-4-89 0-27 0-55 2-78 9-50 41-53 51-53 14 0 42 7 50 49 4 24 4 55 4 82 0 32 0 61-5 87-6 41-30 54-49 54z">
              <text:p/>
            </draw:path>
            <draw:path draw:style-name="gr7" draw:text-style-name="P3" draw:layer="layout" svg:width="0.139cm" svg:height="0.281cm" svg:x="5.041cm" svg:y="2.136cm" svg:viewBox="0 0 140 282" svg:d="M87 11c0-10 0-11-9-11-27 27-65 27-78 27v13c9 0 34 0 56-11v220c0 15-1 20-40 20h-13v13c14-2 52-2 68-2 17 0 54 0 69 2v-13h-13c-39 0-40-5-40-20z">
              <text:p/>
            </draw:path>
          </draw:g>
        </draw:g>
        <draw:g>
          <svg:title>TexMaths</svg:title>
          <svg:desc>12§latex§$\begin{bmatrix}
r_X\\
     r_Y  \\
      r_Z \\
\end{bmatrix}
§svg§600§TRUE§</svg:desc>
          <draw:polygon draw:style-name="gr8" draw:text-style-name="P5" draw:layer="layout" svg:width="1.073cm" svg:height="1.518cm" svg:x="0.751cm" svg:y="0.803cm" svg:viewBox="0 0 1074 1519" draw:points="537,1519 0,1519 0,0 1074,0 1074,1519">
            <text:p/>
          </draw:polygon>
          <draw:polygon draw:style-name="gr7" draw:text-style-name="P3" draw:layer="layout" svg:width="0.14cm" svg:height="0.758cm" svg:x="0.888cm" svg:y="0.803cm" svg:viewBox="0 0 141 759" draw:points="0,759 30,759 30,29 141,29 141,0 0,0">
            <text:p/>
          </draw:polygon>
          <draw:polygon draw:style-name="gr7" draw:text-style-name="P3" draw:layer="layout" svg:width="0.14cm" svg:height="0.758cm" svg:x="0.888cm" svg:y="1.562cm" svg:viewBox="0 0 141 759" draw:points="0,759 141,759 141,730 30,730 30,0 0,0">
            <text:p/>
          </draw:polygon>
          <draw:path draw:style-name="gr7" draw:text-style-name="P3" draw:layer="layout" svg:width="0.172cm" svg:height="0.191cm" svg:x="1.045cm" svg:y="0.971cm" svg:viewBox="0 0 173 192" svg:d="M25 162c-1 7-4 16-4 18 0 8 6 12 13 12 4 0 12-4 15-12 1-2 15-59 17-67 3-14 11-44 14-55 2-5 13-25 24-35 3-3 15-13 33-13 12 0 18 4 18 4-13 2-22 13-22 23 0 7 5 16 17 16 10 0 23-10 23-25 0-16-14-28-36-28-28 0-46 21-53 33-4-20-20-33-40-33-19 0-27 16-31 24-7 14-13 40-13 41 0 4 4 4 5 4 5 0 5 0 7-10 7-29 16-49 31-49 8 0 14 2 14 19 0 8-2 13-7 35z">
            <text:p/>
          </draw:path>
          <draw:path draw:style-name="gr7" draw:text-style-name="P3" draw:layer="layout" svg:width="0.261cm" svg:height="0.201cm" svg:x="1.237cm" svg:y="1.019cm" svg:viewBox="0 0 262 202" svg:d="M150 89l29-28c37-37 48-49 75-50 4 0 8 0 8-6 0-4-4-5-5-5-8 0-19 1-28 1-7 0-26-1-34-1-2 0-6 1-6 7 0 0 0 4 5 4 3 0 9 1 9 7 0 4-3 9-6 13-3 2-41 38-51 50l-31-59c0-1-1-3-1-4 0-2 6-6 16-7 1 0 6 0 6-7 0 0-1-4-5-4-6 0-14 1-20 1s-13 0-19 0-12 0-18 0c-5 0-11-1-15-1-2 0-7 0-7 7 0 4 4 4 8 4 18 0 20 2 23 8l41 83-17 16c-5 6-20 18-24 24-37 36-49 49-75 50-5 0-8 0-8 7 0 1 1 3 4 3 8 0 19 0 28 0 4 0 12 0 17 0 6 0 12 0 17 0 1 0 6 0 6-5s-3-5-5-5c-3 0-9-1-9-8 0-5 3-8 10-15l61-59 35 70c2 3 2 4 2 4 0 2-6 7-16 8-2 0-6 0-6 7 0 0 0 3 5 3 6 0 13 0 20 0 6 0 12 0 19 0 5 0 12 0 17 0s12 0 17 0c1 0 5 0 5-6 0-4-3-4-8-4-17 0-18-3-21-9z">
            <text:p/>
          </draw:path>
          <draw:path draw:style-name="gr7" draw:text-style-name="P3" draw:layer="layout" svg:width="0.172cm" svg:height="0.191cm" svg:x="1.059cm" svg:y="1.477cm" svg:viewBox="0 0 173 192" svg:d="M25 162c-1 7-4 16-4 18 0 8 6 12 13 12 4 0 12-4 15-12 1-2 15-59 17-67 3-14 11-44 14-55 2-5 13-25 24-35 3-3 15-13 33-13 12 0 18 4 18 4-13 2-22 13-22 23 0 7 5 16 17 16 10 0 23-10 23-25 0-16-14-28-36-28-28 0-46 21-53 33-4-20-20-33-40-33-19 0-27 16-31 24-7 14-13 40-13 41 0 4 4 4 5 4 5 0 5 0 7-10 7-29 16-49 31-49 8 0 14 2 14 19 0 8-2 13-7 35z">
            <text:p/>
          </draw:path>
          <draw:path draw:style-name="gr7" draw:text-style-name="P3" draw:layer="layout" svg:width="0.234cm" svg:height="0.201cm" svg:x="1.254cm" svg:y="1.525cm" svg:viewBox="0 0 235 202" svg:d="M183 36c6-6 12-12 19-16 12-8 23-9 26-9 4 0 7 0 7-7 0-2-1-4-4-4-7 0-16 1-24 1-9 0-22-1-30-1-2 0-6 0-6 7 0 4 4 4 5 4 8 1 8 3 8 5 0 3-1 5-4 8-1 3-2 5-4 7l-74 76-40-86c-2-4-2-5-2-5 0-5 15-5 17-5 4 0 7 0 7-7 0 0 0-4-4-4-10 0-31 1-41 1-6 0-26-1-33-1-2 0-6 1-6 7 0 4 4 4 8 4 17 0 18 2 22 9l45 101-13 55c-3 15-4 16-27 16-5 0-9 0-9 6 0 3 2 4 5 4 5 0 12 0 18 0s14 0 19 0c7 0 14 0 19 0 7 0 14 0 20 0 2 0 7 0 7-6 0-4-4-4-10-4-5 0-6 0-12-1-6 0-6-1-6-4 0-2 3-16 5-24 3-9 9-35 10-36 1-5 1-5 4-8z">
            <text:p/>
          </draw:path>
          <draw:path draw:style-name="gr7" draw:text-style-name="P3" draw:layer="layout" svg:width="0.172cm" svg:height="0.191cm" svg:x="1.069cm" svg:y="1.982cm" svg:viewBox="0 0 173 192" svg:d="M25 162c-1 7-4 16-4 18 0 8 6 12 13 12 4 0 12-4 15-12 1-2 15-59 17-67 3-14 11-44 14-55 2-5 13-25 24-35 3-3 15-13 33-13 12 0 18 4 18 4-13 2-22 13-22 23 0 7 5 16 17 16 10 0 23-10 23-25 0-16-14-28-36-28-28 0-46 21-53 33-4-20-20-33-40-33-19 0-27 16-31 24-7 14-13 40-13 41 0 4 4 4 5 4 5 0 5 0 7-10 7-29 16-49 31-49 8 0 14 2 14 19 0 8-2 13-7 35z">
            <text:p/>
          </draw:path>
          <draw:path draw:style-name="gr7" draw:text-style-name="P3" draw:layer="layout" svg:width="0.211cm" svg:height="0.201cm" svg:x="1.27cm" svg:y="2.03cm" svg:viewBox="0 0 212 202" svg:d="M208 12c3-2 4-5 4-9 0-3-2-3-8-3h-138c-7 0-7 0-9 6l-18 53c-1 4-1 4-1 5s1 4 5 4 5-2 6-5c14-41 37-52 76-52h53l-173 178c-2 3-5 6-5 11 0 2 3 2 8 2h144c7 0 7 0 9-5l21-66c2-4 2-5 2-5 0 0 0-4-5-4-3 0-4 1-6 8-14 40-29 61-81 61h-56z">
            <text:p/>
          </draw:path>
          <draw:polygon draw:style-name="gr7" draw:text-style-name="P3" draw:layer="layout" svg:width="0.14cm" svg:height="0.758cm" svg:x="1.546cm" svg:y="0.803cm" svg:viewBox="0 0 141 759" draw:points="112,759 141,759 141,0 0,0 0,29 112,29">
            <text:p/>
          </draw:polygon>
          <draw:polygon draw:style-name="gr7" draw:text-style-name="P3" draw:layer="layout" svg:width="0.14cm" svg:height="0.758cm" svg:x="1.546cm" svg:y="1.562cm" svg:viewBox="0 0 141 759" draw:points="112,730 0,730 0,759 141,759 141,0 112,0">
            <text:p/>
          </draw:polygon>
        </draw:g>
        <draw:line draw:style-name="gr5" draw:text-style-name="P4" draw:layer="layout" svg:x1="5.431cm" svg:y1="1.718cm" svg:x2="6.542cm" svg:y2="1.718cm">
          <text:p/>
        </draw:line>
        <draw:custom-shape draw:style-name="gr13" draw:text-style-name="P1" draw:layer="layout" svg:width="3.202cm" svg:height="2.032cm" svg:x="9.282cm" svg:y="0.7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\begin{tabular}{ccc}
$\frac{zk_{X}}{z-1}$&amp;             &amp; 0\\
              &amp; $\frac{zk_{Y}}{z-1}$   &amp; \\
     0       &amp;              &amp; $\frac{zk_{Z}}{z-1}$\\
\end{tabular}
§svg§600§TRUE§</svg:desc>
          <draw:polygon draw:style-name="gr8" draw:text-style-name="P5" draw:layer="layout" svg:width="3.049cm" svg:height="1.677cm" svg:x="9.382cm" svg:y="1.017cm" svg:viewBox="0 0 3050 1678" draw:points="1525,1678 0,1678 0,0 3050,0 3050,1678">
            <text:p/>
          </draw:polygon>
          <draw:path draw:style-name="gr7" draw:text-style-name="P3" draw:layer="layout" svg:width="0.135cm" svg:height="0.133cm" svg:x="9.4cm" svg:y="1.092cm" svg:viewBox="0 0 136 134" svg:d="M32 105c7-8 13-14 38-34 7-5 29-23 37-31 19-18 29-33 29-36 0-4-4-4-5-4-2 0-3 1-4 3-10 13-16 18-23 18-3 0-8 0-17-9-10-10-17-12-24-12-23 0-39 26-39 35 0 2 3 3 5 3 4 0 4-1 6-3 3-11 21-12 25-12 7 0 15 2 19 3 16 4 18 4 26 4-8 7-14 13-42 35-23 19-31 26-36 32-18 18-27 31-27 34s4 3 5 3c3 0 4 0 6-2 7-12 16-19 26-19 4 0 8 0 17 8 8 9 15 13 24 13 32 0 52-36 52-46 0-3-3-3-5-3-4 0-4 0-5 4-6 15-24 22-38 22-7 0-15-2-22-3-14-3-16-3-22-3 0 0-4 0-6 0z">
            <text:p/>
          </draw:path>
          <draw:path draw:style-name="gr7" draw:text-style-name="P3" draw:layer="layout" svg:width="0.145cm" svg:height="0.208cm" svg:x="9.578cm" svg:y="1.017cm" svg:viewBox="0 0 146 209" svg:d="M71 9c0 0 1-4 1-5s-1-4-5-4c-6 0-31 2-38 3-2 0-6 1-6 7 0 4 4 4 8 4 13 0 13 2 13 4s0 4-1 7l-41 168c-2 5-2 6-2 7 0 4 4 9 11 9s11-6 13-12c0-2 13-54 14-58 22 2 39 9 39 24 0 1 0 3-1 6-1 5-1 6-1 10 0 21 17 30 32 30 28 0 37-45 37-46 0-4-4-4-5-4-4 0-5 2-6 8-3 13-11 34-26 34-8 0-10-8-10-16 0-4 0-5 1-13 1-1 2-6 2-10 0-26-36-30-48-30 8-6 19-16 25-21 14-14 30-27 46-27 4 0 8 1 9 3-12 2-15 12-15 17 0 6 6 11 13 11s16-6 16-19c0-10-7-21-23-21s-32 12-47 26c-13 12-22 21-35 27z">
            <text:p/>
          </draw:path>
          <draw:path draw:style-name="gr7" draw:text-style-name="P3" draw:layer="layout" svg:width="0.202cm" svg:height="0.144cm" svg:x="9.755cm" svg:y="1.121cm" svg:viewBox="0 0 203 145" svg:d="M117 64l46-40c13-12 23-14 37-14 3 0 3-4 3-6s-1-4-3-4c-3 0-8 1-11 1-4 0-8 0-11 0-5 0-9 0-14 0-4 0-9-1-12-1-2 0-6 0-6 6 0 3 3 4 4 4 4 0 7 1 7 3 0 3-2 5-9 12l-35 32-26-44c3-2 8-3 12-3 1 0 5 0 5-6 0-3-3-4-4-4-5 0-11 1-16 1-4 0-10 0-15 0-4 0-9 0-13 0s-9-1-14-1c-3 0-5 3-5 6 0 4 3 4 7 4 15 0 16 2 17 5l35 57-52 47c0 0-2 2-3 2-8 8-17 13-37 14-4 0-4 6-4 6 0 3 2 4 4 4 3 0 7-1 10-1 4 0 8 0 12 0 5 0 9 0 13 0s9 1 14 1c3 0 5-2 5-6s-3-4-4-4c-7 0-7-2-7-3 0-3 3-6 3-7 1-1 42-38 50-45l30 49c1 1 1 2 1 3s-3 3-11 3c-2 0-5 0-5 6 0 3 1 4 4 4 5 0 10-1 14-1 6 0 11 0 16 0s8 0 13 0c4 0 10 1 14 1 3 0 4-3 4-6 0-4-2-4-6-4-14 0-16-1-18-4z">
            <text:p/>
          </draw:path>
          <draw:polygon draw:style-name="gr7" draw:text-style-name="P3" draw:layer="layout" svg:width="0.625cm" svg:height="0.017cm" svg:x="9.382cm" svg:y="1.281cm" svg:viewBox="0 0 626 18" draw:points="313,18 0,18 0,0 626,0 626,18">
            <text:p/>
          </draw:polygon>
          <draw:path draw:style-name="gr7" draw:text-style-name="P3" draw:layer="layout" svg:width="0.135cm" svg:height="0.133cm" svg:x="9.41cm" svg:y="1.411cm" svg:viewBox="0 0 136 134" svg:d="M32 105c7-8 13-14 38-34 7-5 29-23 37-31 19-18 29-33 29-36 0-4-4-4-5-4-2 0-3 1-4 3-10 13-16 18-23 18-3 0-8 0-17-9-10-10-17-12-24-12-23 0-39 26-39 35 0 2 3 3 5 3 4 0 4-1 6-3 3-11 21-12 25-12 7 0 15 2 19 3 16 4 18 4 26 4-8 7-14 13-42 35-23 19-31 26-36 32-18 18-27 31-27 34s4 3 5 3c3 0 4 0 6-2 7-12 16-19 26-19 4 0 8 0 17 8 8 9 15 13 24 13 32 0 52-36 52-46 0-3-3-3-5-3-4 0-4 0-5 4-6 15-24 22-38 22-7 0-15-2-22-3-14-3-16-3-22-3 0 0-4 0-6 0z">
            <text:p/>
          </draw:path>
          <draw:path draw:style-name="gr7" draw:text-style-name="P3" draw:layer="layout" svg:width="0.2cm" svg:height="0.014cm" svg:x="9.597cm" svg:y="1.46cm" svg:viewBox="0 0 201 15" svg:d="M189 15c4 0 12 0 12-7 0-8-7-8-12-8h-177c-5 0-12 0-12 8 0 7 7 7 12 7z">
            <text:p/>
          </draw:path>
          <draw:path draw:style-name="gr7" draw:text-style-name="P3" draw:layer="layout" svg:width="0.107cm" svg:height="0.196cm" svg:x="9.861cm" svg:y="1.345cm" svg:viewBox="0 0 108 197" svg:d="M67 9c0-9 0-9-8-9-20 18-47 19-59 19v11c7 0 27 0 43-9v152c0 9 0 13-30 13h-11v11c6 0 42-1 53-1 9 0 47 1 53 1v-11h-11c-30 0-30-4-30-13z">
            <text:p/>
          </draw:path>
          <draw:path draw:style-name="gr7" draw:text-style-name="P3" draw:layer="layout" svg:width="0.178cm" svg:height="0.29cm" svg:x="12.039cm" svg:y="1.114cm" svg:viewBox="0 0 179 291" svg:d="M179 147c0-35-2-68-18-100-19-40-54-47-72-47-25 0-56 11-74 50-13 30-15 62-15 97 0 32 2 69 19 102 18 33 49 42 70 42 23 0 55-9 74-49 14-29 16-62 16-95zM89 282c-16 0-42-10-49-51-4-25-4-65-4-90 0-27 0-55 2-78 9-50 41-53 51-53 14 0 42 7 50 49 4 24 4 55 4 82 0 32 0 61-5 88-6 40-30 53-49 53z">
            <text:p/>
          </draw:path>
          <draw:path draw:style-name="gr7" draw:text-style-name="P3" draw:layer="layout" svg:width="0.135cm" svg:height="0.133cm" svg:x="10.632cm" svg:y="1.651cm" svg:viewBox="0 0 136 134" svg:d="M32 105c7-8 13-14 38-34 7-5 29-23 37-31 19-18 29-33 29-36 0-4-4-4-5-4-2 0-3 1-4 3-10 13-16 18-23 18-3 0-8 0-17-9-10-10-17-12-24-12-23 0-39 26-39 35 0 2 3 3 5 3 4 0 4-1 6-3 3-11 21-12 25-12 7 0 15 2 19 3 16 4 18 4 26 4-8 7-14 13-42 35-23 19-31 26-36 32-18 18-27 31-27 34s4 3 5 3c3 0 4 0 6-2 7-12 16-19 26-19 4 0 8 0 17 8 8 9 15 13 24 13 32 0 52-36 52-46 0-3-3-3-5-3-4 0-4 0-5 4-6 15-24 22-38 22-7 0-15-2-22-3-14-3-16-3-22-3 0 0-4 0-6 0z">
            <text:p/>
          </draw:path>
          <draw:path draw:style-name="gr7" draw:text-style-name="P3" draw:layer="layout" svg:width="0.145cm" svg:height="0.208cm" svg:x="10.809cm" svg:y="1.576cm" svg:viewBox="0 0 146 209" svg:d="M71 9c0 0 1-4 1-5s-1-4-5-4c-6 0-31 2-38 3-2 0-6 1-6 7 0 4 4 4 8 4 13 0 13 2 13 4s0 4-1 7l-41 168c-2 5-2 6-2 7 0 4 4 9 11 9s11-6 13-12c0-2 13-54 14-58 22 2 39 9 39 24 0 1 0 3-1 6-1 5-1 6-1 10 0 21 17 30 32 30 28 0 37-45 37-46 0-4-4-4-5-4-4 0-5 2-6 8-3 13-11 34-26 34-8 0-10-8-10-16 0-4 0-5 1-13 1-1 2-6 2-10 0-26-36-30-48-30 8-6 19-16 25-21 14-14 30-27 46-27 4 0 8 1 9 3-12 2-15 12-15 17 0 6 6 11 13 11s16-6 16-19c0-10-7-21-23-21s-32 12-47 26c-13 12-22 21-35 27z">
            <text:p/>
          </draw:path>
          <draw:path draw:style-name="gr7" draw:text-style-name="P3" draw:layer="layout" svg:width="0.186cm" svg:height="0.144cm" svg:x="10.988cm" svg:y="1.68cm" svg:viewBox="0 0 187 145" svg:d="M147 27l6-5c5-5 14-11 28-12 3 0 6 0 6-6 0-3-2-4-3-4-3 0-6 1-9 1-4 0-7 0-11 0h-12c-3 0-8-1-12-1-2 0-5 2-5 6 0 3 3 4 4 4 6 0 7 1 7 2 0 3-5 8-7 10l-56 54-32-61c-2-3-2-3-2-3 0-2 10-2 11-2 3 0 6 0 6-6 0-3-2-4-4-4-4 0-9 1-15 1-5 0-10 0-14 0-5 0-10 0-15 0-2 0-12-1-13-1-3 0-5 2-5 6s3 4 7 4c13 0 14 1 17 5l38 71-9 40c-2 9-4 9-19 9-5 0-9 0-9 6 0 2 2 4 4 4 5 0 9-1 14-1 6 0 11 0 16 0s10 0 15 0 10 1 15 1c1 0 5 0 5-6 0-4-3-4-7-4-1 0-5 0-9 0-5-1-5-1-5-2s0-2 2-12l8-34z">
            <text:p/>
          </draw:path>
          <draw:polygon draw:style-name="gr7" draw:text-style-name="P3" draw:layer="layout" svg:width="0.606cm" svg:height="0.017cm" svg:x="10.613cm" svg:y="1.84cm" svg:viewBox="0 0 607 18" draw:points="303,18 0,18 0,0 607,0 607,18">
            <text:p/>
          </draw:polygon>
          <draw:path draw:style-name="gr7" draw:text-style-name="P3" draw:layer="layout" svg:width="0.135cm" svg:height="0.133cm" svg:x="10.632cm" svg:y="1.97cm" svg:viewBox="0 0 136 134" svg:d="M32 105c7-8 13-14 38-34 7-5 29-23 37-31 19-18 29-33 29-36 0-4-4-4-5-4-2 0-3 1-4 3-10 13-16 18-23 18-3 0-8 0-17-9-10-10-17-12-24-12-23 0-39 26-39 35 0 2 3 3 5 3 4 0 4-1 6-3 3-11 21-12 25-12 7 0 15 2 19 3 16 4 18 4 26 4-8 7-14 13-42 35-23 19-31 26-36 32-18 18-27 31-27 34s4 3 5 3c3 0 4 0 6-2 7-12 16-19 26-19 4 0 8 0 17 8 8 9 15 13 24 13 32 0 52-36 52-46 0-3-3-3-5-3-4 0-4 0-5 4-6 15-24 22-38 22-7 0-15-2-22-3-14-3-16-3-22-3 0 0-4 0-6 0z">
            <text:p/>
          </draw:path>
          <draw:path draw:style-name="gr7" draw:text-style-name="P3" draw:layer="layout" svg:width="0.2cm" svg:height="0.014cm" svg:x="10.819cm" svg:y="2.019cm" svg:viewBox="0 0 201 15" svg:d="M189 15c4 0 12 0 12-7 0-8-7-8-12-8h-177c-5 0-12 0-12 8 0 7 7 7 12 7z">
            <text:p/>
          </draw:path>
          <draw:path draw:style-name="gr7" draw:text-style-name="P3" draw:layer="layout" svg:width="0.107cm" svg:height="0.196cm" svg:x="11.083cm" svg:y="1.904cm" svg:viewBox="0 0 108 197" svg:d="M67 9c0-9 0-9-8-9-20 18-47 19-59 19v11c7 0 27 0 43-9v152c0 9 0 13-30 13h-11v11c6 0 42-1 53-1 9 0 47 1 53 1v-11h-11c-30 0-30-4-30-13z">
            <text:p/>
          </draw:path>
          <draw:path draw:style-name="gr7" draw:text-style-name="P3" draw:layer="layout" svg:width="0.178cm" svg:height="0.29cm" svg:x="9.606cm" svg:y="2.232cm" svg:viewBox="0 0 179 291" svg:d="M179 147c0-35-2-68-18-100-19-40-54-47-72-47-25 0-56 11-74 50-13 30-15 62-15 97 0 32 2 69 19 102 18 33 49 42 70 42 23 0 55-9 74-49 14-29 16-62 16-95zM89 282c-16 0-42-10-49-51-4-25-4-65-4-90 0-27 0-55 2-78 9-50 41-53 51-53 14 0 42 7 50 49 4 24 4 55 4 82 0 32 0 61-5 88-6 40-30 53-49 53z">
            <text:p/>
          </draw:path>
          <draw:path draw:style-name="gr7" draw:text-style-name="P3" draw:layer="layout" svg:width="0.135cm" svg:height="0.133cm" svg:x="11.853cm" svg:y="2.21cm" svg:viewBox="0 0 136 134" svg:d="M32 105c7-8 13-14 38-34 7-5 29-23 37-31 19-18 29-33 29-36 0-4-4-4-5-4-2 0-3 1-4 3-10 13-16 18-23 18-3 0-8 0-17-9-10-10-17-12-24-12-23 0-39 26-39 35 0 2 3 3 5 3 4 0 4-1 6-3 3-11 21-12 25-12 7 0 15 2 19 3 16 4 18 4 26 4-8 7-14 13-42 35-23 19-31 26-36 32-18 18-27 31-27 34s4 3 5 3c3 0 4 0 6-2 7-12 16-19 26-19 4 0 8 0 17 8 8 9 15 13 24 13 32 0 52-36 52-46 0-3-3-3-5-3-4 0-4 0-5 4-6 15-24 22-38 22-7 0-15-2-22-3-14-3-16-3-22-3 0 0-4 0-6 0z">
            <text:p/>
          </draw:path>
          <draw:path draw:style-name="gr7" draw:text-style-name="P3" draw:layer="layout" svg:width="0.145cm" svg:height="0.208cm" svg:x="12.031cm" svg:y="2.135cm" svg:viewBox="0 0 146 209" svg:d="M71 9c0 0 1-4 1-5s-1-4-5-4c-6 0-31 2-38 3-2 0-6 1-6 7 0 4 4 4 8 4 13 0 13 2 13 4s0 4-1 7l-41 168c-2 5-2 6-2 7 0 4 4 9 11 9s11-6 13-12c0-2 13-54 14-58 22 2 39 9 39 24 0 1 0 3-1 6-1 5-1 6-1 10 0 21 17 30 32 30 28 0 37-45 37-46 0-4-4-4-5-4-4 0-5 2-6 8-3 13-11 34-26 34-8 0-10-8-10-16 0-4 0-5 1-13 1-1 2-6 2-10 0-26-36-30-48-30 8-6 19-16 25-21 14-14 30-27 46-27 4 0 8 1 9 3-12 2-15 12-15 17 0 6 6 11 13 11s16-6 16-19c0-10-7-21-23-21s-32 12-47 26c-13 12-22 21-35 27z">
            <text:p/>
          </draw:path>
          <draw:path draw:style-name="gr7" draw:text-style-name="P3" draw:layer="layout" svg:width="0.166cm" svg:height="0.144cm" svg:x="12.215cm" svg:y="2.239cm" svg:viewBox="0 0 167 145" svg:d="M163 10c2-2 4-3 4-7 0-3-2-3-6-3h-113c-6 0-6 0-8 5l-11 38c-1 1-1 3-1 4s0 4 4 4c2 0 4 0 4-3 11-32 30-38 58-38h43l-133 124c-3 2-4 5-4 8s2 3 6 3h117c6 0 6 0 8-5 1-6 16-49 16-51 0-4-3-4-4-4-4 0-4 1-6 5-10 32-24 44-61 44h-46z">
            <text:p/>
          </draw:path>
          <draw:polygon draw:style-name="gr7" draw:text-style-name="P3" draw:layer="layout" svg:width="0.605cm" svg:height="0.017cm" svg:x="11.826cm" svg:y="2.399cm" svg:viewBox="0 0 606 18" draw:points="303,18 0,18 0,0 606,0 606,18">
            <text:p/>
          </draw:polygon>
          <draw:path draw:style-name="gr7" draw:text-style-name="P3" draw:layer="layout" svg:width="0.135cm" svg:height="0.133cm" svg:x="11.845cm" svg:y="2.529cm" svg:viewBox="0 0 136 134" svg:d="M32 105c7-8 13-14 38-34 7-5 29-23 37-31 19-18 29-33 29-36 0-4-4-4-5-4-2 0-3 1-4 3-10 13-16 18-23 18-3 0-8 0-17-9-10-10-17-12-24-12-23 0-39 26-39 35 0 2 3 3 5 3 4 0 4-1 6-3 3-11 21-12 25-12 7 0 15 2 19 3 16 4 18 4 26 4-8 7-14 13-42 35-23 19-31 26-36 32-18 18-27 31-27 34s4 3 5 3c3 0 4 0 6-2 7-12 16-19 26-19 4 0 8 0 17 8 8 9 15 13 24 13 32 0 52-36 52-46 0-3-3-3-5-3-4 0-4 0-5 4-6 15-24 22-38 22-7 0-15-2-22-3-14-3-16-3-22-3 0 0-4 0-6 0z">
            <text:p/>
          </draw:path>
          <draw:path draw:style-name="gr7" draw:text-style-name="P3" draw:layer="layout" svg:width="0.2cm" svg:height="0.014cm" svg:x="12.032cm" svg:y="2.578cm" svg:viewBox="0 0 201 15" svg:d="M189 15c4 0 12 0 12-7 0-8-7-8-12-8h-177c-5 0-12 0-12 8 0 7 7 7 12 7z">
            <text:p/>
          </draw:path>
          <draw:path draw:style-name="gr7" draw:text-style-name="P3" draw:layer="layout" svg:width="0.107cm" svg:height="0.196cm" svg:x="12.296cm" svg:y="2.463cm" svg:viewBox="0 0 108 197" svg:d="M67 9c0-9 0-9-8-9-20 18-47 19-59 19v11c7 0 27 0 43-9v152c0 9 0 13-30 13h-11v11c6 0 42-1 53-1 9 0 47 1 53 1v-11h-11c-30 0-30-4-30-13z">
            <text:p/>
          </draw:path>
        </draw:g>
        <draw:line draw:style-name="gr5" draw:text-style-name="P4" draw:layer="layout" svg:x1="12.446cm" svg:y1="1.818cm" svg:x2="13.308cm" svg:y2="1.818cm">
          <text:p/>
        </draw:line>
        <draw:line draw:style-name="gr5" draw:text-style-name="P4" draw:layer="layout" svg:x1="25.654cm" svg:y1="1.51cm" svg:x2="27.432cm" svg:y2="1.51cm">
          <text:p/>
        </draw:line>
        <draw:line draw:style-name="gr10" draw:text-style-name="P4" draw:layer="layout" svg:x1="26.416cm" svg:y1="4.05cm" svg:x2="7.204cm" svg:y2="4.05cm">
          <text:p/>
        </draw:line>
        <draw:line draw:style-name="gr15" draw:text-style-name="P4" draw:layer="layout" svg:x1="7.204cm" svg:y1="2.364cm" svg:x2="7.204cm" svg:y2="4.05cm">
          <text:p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17" draw:text-style-name="P1" draw:layer="layout" svg:width="0.652cm" svg:height="0.652cm" svg:x="5.091cm" svg:y="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364cm" svg:height="0.344cm" svg:x="5.247cm" svg:y="2.078cm" svg:viewBox="0 0 365 345" draw:points="183,345 0,345 0,0 365,0 365,345">
              <text:p/>
            </draw:polygon>
            <draw:path draw:style-name="gr4" draw:text-style-name="P3" draw:layer="layout" svg:width="0.308cm" svg:height="0.345cm" svg:x="5.276cm" svg:y="2.077cm" svg:viewBox="0 0 309 346" svg:d="M161 181c4-5 4-7 4-9 0-1-3-4-4-7l-104-149h117c86 0 112 18 122 97h13l-14-113h-282c-11 0-13 0-13 11l126 185-120 138c-6 4-6 5-6 7 0 5 6 5 13 5h282l14-119h-13c-9 85-43 98-124 98h-139z">
              <text:p/>
            </draw:path>
          </draw:g>
        </draw:g>
        <draw:line draw:style-name="gr5" draw:text-style-name="P4" draw:layer="layout" svg:x1="4.339cm" svg:y1="2.21cm" svg:x2="5.114cm" svg:y2="2.21cm">
          <text:p/>
        </draw:line>
        <draw:g>
          <svg:title>TexMaths</svg:title>
          <svg:desc>14§display§$+$§svg§600§FALSE§</svg:desc>
          <draw:polygon draw:style-name="gr6" draw:text-style-name="P2" draw:layer="layout" svg:width="0.242cm" svg:height="0.207cm" svg:x="4.987cm" svg:y="2.556cm" svg:viewBox="0 0 243 208" draw:points="121,208 0,208 0,0 243,0 243,208">
            <text:p/>
          </draw:polygon>
          <draw:path draw:style-name="gr7" draw:text-style-name="P3" draw:layer="layout" svg:width="0.207cm" svg:height="0.207cm" svg:x="5.005cm" svg:y="2.556cm" svg:viewBox="0 0 208 208" svg:d="M111 111h87c4 0 10 0 10-7 0-6-6-6-10-6h-87v-87c0-5 0-11-7-11-6 0-6 6-6 11v87h-87c-5 0-11 0-11 6 0 7 6 7 11 7h87v87c0 4 0 10 6 10 7 0 7-6 7-10z">
            <text:p/>
          </draw:path>
        </draw:g>
        <draw:g>
          <svg:title>TexMaths</svg:title>
          <svg:desc>14§display§$r_z$§svg§600§TRUE§</svg:desc>
          <draw:polygon draw:style-name="gr8" draw:text-style-name="P5" draw:layer="layout" svg:width="0.25cm" svg:height="0.18cm" svg:x="4.525cm" svg:y="1.917cm" svg:viewBox="0 0 251 181" draw:points="125,181 0,181 0,0 251,0 251,181">
            <text:p/>
          </draw:polygon>
          <draw:path draw:style-name="gr7" draw:text-style-name="P3" draw:layer="layout" svg:width="0.105cm" svg:height="0.137cm" svg:x="4.534cm" svg:y="1.913cm" svg:viewBox="0 0 106 138" svg:d="M43 35v-35l-43 4v9c22 0 24 3 24 17v85c0 13-3 13-24 13v10c12 0 27-1 35-1 13 0 28 0 41 1v-10h-7c-23 0-24-3-24-14v-48c0-31 13-59 37-59 2 0 3 0 4 0-2 1-7 4-7 12 0 9 6 14 13 14 6 0 14-4 14-14s-10-19-24-19c-22 0-34 21-39 35z">
            <text:p/>
          </draw:path>
          <draw:path draw:style-name="gr7" draw:text-style-name="P3" draw:layer="layout" svg:width="0.1cm" svg:height="0.098cm" svg:x="4.66cm" svg:y="2.001cm" svg:viewBox="0 0 101 99" svg:d="M23 77c6-6 10-10 29-25 5-3 21-17 27-22 14-14 22-25 22-27 0-3-3-3-4-3-2 0-3 1-3 2-8 10-12 14-17 14-3 0-6 0-13-7-7-8-12-9-17-9-17 0-29 19-29 25 0 3 2 3 3 3 3 0 3 0 5-3 2-7 15-8 19-8 5 0 10 1 13 2 12 3 14 3 19 3-5 6-10 10-30 26-17 14-24 19-27 23-14 14-20 23-20 25 0 3 3 3 4 3 2 0 2-1 4-2 5-9 12-13 20-13 2 0 5 0 12 5 6 7 11 10 17 10 24 0 39-27 39-34 0-3-2-3-4-3-3 0-3 1-3 4-5 10-18 16-29 16-5 0-10-1-15-3-11-2-12-2-17-2 0 0-3 0-5 0z">
            <text:p/>
          </draw:path>
        </draw:g>
        <draw:g>
          <svg:title>TexMaths</svg:title>
          <svg:desc>14§display§$-$§svg§600§TRUE§</svg:desc>
          <draw:polygon draw:style-name="gr8" draw:text-style-name="P5" draw:layer="layout" svg:width="0.104cm" svg:height="0.134cm" svg:x="5.718cm" svg:y="2.637cm" svg:viewBox="0 0 105 135" draw:points="53,135 0,135 0,0 105,0 105,135">
            <text:p/>
          </draw:polygon>
          <draw:polygon draw:style-name="gr7" draw:text-style-name="P3" draw:layer="layout" svg:width="0.082cm" svg:height="0.018cm" svg:x="5.721cm" svg:y="2.695cm" svg:viewBox="0 0 83 19" draw:points="83,19 83,0 0,0 0,19">
            <text:p/>
          </draw:polygon>
        </draw:g>
        <draw:line draw:style-name="gr18" draw:text-style-name="P4" draw:layer="layout" svg:x1="7.663cm" svg:y1="3.943cm" svg:x2="5.402cm" svg:y2="3.943cm">
          <text:p/>
        </draw:line>
        <draw:line draw:style-name="gr5" draw:text-style-name="P4" draw:layer="layout" svg:x1="5.402cm" svg:y1="3.943cm" svg:x2="5.402cm" svg:y2="2.587cm">
          <text:p/>
        </draw:line>
        <draw:g>
          <svg:title>TexMaths</svg:title>
          <svg:desc>18§display§$e_Z$§svg§600§FALSE§</svg:desc>
          <draw:polygon draw:style-name="gr6" draw:text-style-name="P2" draw:layer="layout" svg:width="0.416cm" svg:height="0.232cm" svg:x="6.717cm" svg:y="1.561cm" svg:viewBox="0 0 417 233" draw:points="209,233 0,233 0,0 417,0 417,233">
            <text:p/>
          </draw:polygon>
          <draw:path draw:style-name="gr7" draw:text-style-name="P3" draw:layer="layout" svg:width="0.155cm" svg:height="0.184cm" svg:x="6.728cm" svg:y="1.554cm" svg:viewBox="0 0 156 185" svg:d="M34 79c3-60 36-70 50-70 41 0 46 54 46 70zM34 87h112c9 0 10 0 10-8 0-40-22-79-72-79-47 0-84 41-84 92 0 54 42 93 89 93 49 0 67-44 67-53 0-3-3-4-5-4-4 0-5 2-5 5-14 42-51 42-55 42-20 0-36-13-45-27-12-19-12-46-12-61z">
            <text:p/>
          </draw:path>
          <draw:path draw:style-name="gr7" draw:text-style-name="P3" draw:layer="layout" svg:width="0.201cm" svg:height="0.192cm" svg:x="6.918cm" svg:y="1.602cm" svg:viewBox="0 0 202 193" svg:d="M198 11c3-2 4-5 4-8s-2-3-8-3h-131c-7 0-7 0-9 6l-17 50c0 4 0 4 0 5s0 4 4 4 5-2 6-5c13-39 35-50 71-50h51l-165 170c-1 2-4 5-4 9s3 4 8 4h136c7 0 7 0 9-6l21-63c1-4 1-4 1-4 0 0 0-4-4-4s-5 1-6 7c-14 39-28 58-78 58h-53z">
            <text:p/>
          </draw:path>
        </draw:g>
        <draw:custom-shape draw:style-name="gr19" draw:text-style-name="P1" draw:layer="layout" svg:width="0.638cm" svg:height="0.472cm" svg:x="7.61cm" svg:y="1.9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z^{-1}$§svg§600§TRUE§</svg:desc>
          <draw:polygon draw:style-name="gr8" draw:text-style-name="P5" draw:layer="layout" svg:width="0.458cm" svg:height="0.254cm" svg:x="7.721cm" svg:y="2.056cm" svg:viewBox="0 0 459 255" draw:points="229,255 0,255 0,0 459,0 459,255">
            <text:p/>
          </draw:polygon>
          <draw:path draw:style-name="gr7" draw:text-style-name="P3" draw:layer="layout" svg:width="0.116cm" svg:height="0.134cm" svg:x="7.73cm" svg:y="2.176cm" svg:viewBox="0 0 117 135" svg:d="M114 9c2-3 2-3 2-5 0-4-2-4-8-4h-100l-4 50h8c2-32 8-43 43-43h35l-87 118c-3 3-3 4-3 6 0 4 2 4 8 4h103l6-58h-8c-3 37-9 50-46 50h-37z">
            <text:p/>
          </draw:path>
          <draw:path draw:style-name="gr7" draw:text-style-name="P3" draw:layer="layout" svg:width="0.147cm" svg:height="0.01cm" svg:x="7.883cm" svg:y="2.137cm" svg:viewBox="0 0 148 11" svg:d="M140 11c3 0 8 0 8-5 0-6-5-6-8-6h-131c-4 0-9 0-9 6 0 5 5 5 9 5z">
            <text:p/>
          </draw:path>
          <draw:path draw:style-name="gr7" draw:text-style-name="P3" draw:layer="layout" svg:width="0.079cm" svg:height="0.145cm" svg:x="8.078cm" svg:y="2.052cm" svg:viewBox="0 0 80 146" svg:d="M50 6c0-6 0-6-7-6-14 13-34 14-43 14v8c5 0 20 0 32-6v112c0 7 0 10-22 10h-9v8c5 0 32-1 39-1 8 0 35 1 40 1v-8h-8c-22 0-22-3-22-10z">
            <text:p/>
          </draw:path>
        </draw:g>
        <draw:custom-shape draw:style-name="gr20" draw:text-style-name="P9" draw:layer="layout" svg:width="0.727cm" svg:height="0.613cm" svg:x="8.902cm" svg:y="1.891cm">
          <text:p/>
          <draw:enhanced-geometry svg:viewBox="0 0 21600 21600" draw:type="rectangle" draw:enhanced-path="M 0 0 L 21600 0 21600 21600 0 21600 0 0 Z N"/>
        </draw:custom-shape>
        <draw:g>
          <draw:line draw:style-name="gr21" draw:text-style-name="P4" draw:layer="layout" svg:x1="8.902cm" svg:y1="2.378cm" svg:x2="9.144cm" svg:y2="2.378cm">
            <text:p/>
          </draw:line>
          <draw:line draw:style-name="gr21" draw:text-style-name="P4" draw:layer="layout" svg:x1="9.387cm" svg:y1="1.959cm" svg:x2="9.629cm" svg:y2="1.959cm">
            <text:p/>
          </draw:line>
          <draw:line draw:style-name="gr21" draw:text-style-name="P4" draw:layer="layout" svg:x1="9.144cm" svg:y1="2.378cm" svg:x2="9.386cm" svg:y2="1.959cm">
            <text:p/>
          </draw:line>
        </draw:g>
        <draw:line draw:style-name="gr5" draw:text-style-name="P4" draw:layer="layout" svg:x1="8.258cm" svg:y1="2.183cm" svg:x2="8.902cm" svg:y2="2.183cm">
          <text:p/>
        </draw:line>
        <draw:custom-shape draw:style-name="gr22" draw:text-style-name="P10" draw:layer="layout" svg:width="0.482cm" svg:height="2.221cm" svg:x="10.316cm" svg:y="0.50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643cm" svg:y1="2.183cm" svg:x2="10.287cm" svg:y2="2.183cm">
          <text:p/>
        </draw:line>
        <draw:line draw:style-name="gr5" draw:text-style-name="P4" draw:layer="layout" svg:x1="8.419cm" svg:y1="1.54cm" svg:x2="10.315cm" svg:y2="1.54cm">
          <text:p/>
        </draw:line>
        <draw:line draw:style-name="gr10" draw:text-style-name="P4" draw:layer="layout" svg:x1="8.419cm" svg:y1="2.184cm" svg:x2="8.419cm" svg:y2="1.54cm">
          <text:p/>
        </draw:line>
        <draw:polygon draw:style-name="gr9" draw:text-style-name="P5" draw:layer="layout" svg:width="0.173cm" svg:height="0.416cm" svg:x="11.481cm" svg:y="2.701cm" svg:viewBox="0 0 174 417" draw:points="87,417 0,417 0,0 174,0 174,417">
          <text:p/>
        </draw:polygon>
        <draw:line draw:style-name="gr23" draw:text-style-name="P4" draw:layer="layout" svg:x1="6.708cm" svg:y1="3.148cm" svg:x2="6.708cm" svg:y2="2.568cm">
          <text:p/>
        </draw:line>
        <draw:line draw:style-name="gr24" draw:text-style-name="P4" draw:layer="layout" svg:x1="7.61cm" svg:y1="2.247cm" svg:x2="7.064cm" svg:y2="2.247cm">
          <text:p/>
        </draw:line>
        <draw:line draw:style-name="gr23" draw:text-style-name="P4" draw:layer="layout" svg:x1="11.091cm" svg:y1="3.149cm" svg:x2="6.708cm" svg:y2="3.149cm">
          <text:p/>
        </draw:line>
        <draw:line draw:style-name="gr23" draw:text-style-name="P4" draw:layer="layout" svg:x1="11.028cm" svg:y1="3.149cm" svg:x2="11.028cm" svg:y2="1.862cm">
          <text:p/>
        </draw:line>
        <draw:line draw:style-name="gr18" draw:text-style-name="P4" draw:layer="layout" svg:x1="12.192cm" svg:y1="1.851cm" svg:x2="10.798cm" svg:y2="1.861cm">
          <text:p/>
        </draw:line>
        <draw:custom-shape draw:style-name="gr25" draw:text-style-name="P10" draw:layer="layout" svg:width="0.483cm" svg:height="2.279cm" svg:x="3.856cm" svg:y="0.762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2.642cm" svg:height="0.962cm" draw:transform="rotate (1.5707963267949) translate (3.71cm 3.15cm)">
          <draw:text-box>
            <text:p><text:span text:style-name="T2">multiplexer</text:span></text:p>
          </draw:text-box>
        </draw:frame>
        <draw:line draw:style-name="gr5" draw:text-style-name="P4" draw:layer="layout" svg:x1="4.118cm" svg:y1="4.167cm" svg:x2="4.118cm" svg:y2="3.041cm">
          <text:p/>
        </draw:line>
        <draw:path draw:style-name="gr4" draw:text-style-name="P12" draw:layer="layout" svg:width="0.133cm" svg:height="0.418cm" svg:x="4.242cm" svg:y="3.524cm" svg:viewBox="0 0 134 419" svg:d="M91 142l-89 7v19c42 0 47 4 47 34v169c0 28-7 28-49 28v20c20 0 55-2 69-2 23 0 44 2 65 2v-20c-40 0-43-3-43-27zM94 34c0-21-16-34-34-34-19 0-33 18-33 34 0 15 14 32 33 32 18 0 34-13 34-32z">
          <text:p/>
        </draw:path>
        <draw:line draw:style-name="gr5" draw:text-style-name="P4" draw:layer="layout" svg:x1="5.747cm" svg:y1="2.237cm" svg:x2="6.401cm" svg:y2="2.237cm">
          <text:p/>
        </draw:line>
        <draw:line draw:style-name="gr5" draw:text-style-name="P4" draw:layer="layout" svg:x1="2.964cm" svg:y1="1.851cm" svg:x2="3.856cm" svg:y2="1.851cm">
          <text:p/>
        </draw:line>
        <draw:line draw:style-name="gr5" draw:text-style-name="P4" draw:layer="layout" svg:x1="2.964cm" svg:y1="2.656cm" svg:x2="3.856cm" svg:y2="2.656cm">
          <text:p/>
        </draw:line>
        <draw:g>
          <svg:title>TexMaths</svg:title>
          <svg:desc>14§display§$r_{Z,s}$§svg§600§TRUE§</svg:desc>
          <draw:polygon draw:style-name="gr8" draw:text-style-name="P5" draw:layer="layout" svg:width="0.485cm" svg:height="0.223cm" svg:x="2.745cm" svg:y="1.324cm" svg:viewBox="0 0 486 224" draw:points="243,224 0,224 0,0 486,0 486,224">
            <text:p/>
          </draw:polygon>
          <draw:path draw:style-name="gr7" draw:text-style-name="P3" draw:layer="layout" svg:width="0.105cm" svg:height="0.138cm" svg:x="2.754cm" svg:y="1.321cm" svg:viewBox="0 0 106 139" svg:d="M43 35v-35l-43 4v9c22 0 24 3 24 18v84c0 14-3 14-24 14v10c12 0 27-1 35-1 13 0 28 0 41 1v-10h-7c-23 0-24-3-24-15v-48c0-31 13-59 37-59 2 0 3 0 4 0-2 1-7 4-7 12 0 9 6 14 13 14 6 0 14-4 14-14s-10-19-24-19c-22 0-34 21-39 35z">
            <text:p/>
          </draw:path>
          <draw:path draw:style-name="gr7" draw:text-style-name="P3" draw:layer="layout" svg:width="0.156cm" svg:height="0.149cm" svg:x="2.885cm" svg:y="1.356cm" svg:viewBox="0 0 157 150" svg:d="M154 9c2-2 3-4 3-7 0-2-2-2-6-2h-102c-6 0-6 0-7 4l-13 40c-1 3-1 3-1 4 0 0 1 2 4 2s3-1 4-3c11-31 28-39 56-39h39l-127 132c-2 2-4 4-4 8 0 2 2 2 6 2h106c6 0 6 0 7-4l16-49c1-3 1-4 1-4 0 0 0-3-3-3s-4 1-5 6c-10 30-22 45-60 45h-42z">
            <text:p/>
          </draw:path>
          <draw:path draw:style-name="gr7" draw:text-style-name="P3" draw:layer="layout" svg:width="0.027cm" svg:height="0.067cm" svg:x="3.064cm" svg:y="1.48cm" svg:viewBox="0 0 28 68" svg:d="M22 22c0 12-2 26-17 41-1 0-2 1-2 2 0 2 2 3 3 3 3 0 22-18 22-44 0-13-5-24-15-24-7 0-13 6-13 13s5 13 13 13c5 0 9-4 9-4z">
            <text:p/>
          </draw:path>
          <draw:path draw:style-name="gr7" draw:text-style-name="P3" draw:layer="layout" svg:width="0.087cm" svg:height="0.098cm" svg:x="3.128cm" svg:y="1.409cm" svg:viewBox="0 0 88 99" svg:d="M79 14c-5 2-9 6-9 11s4 7 7 7c2 0 11-1 11-13 0-14-16-19-30-19-34 0-40 26-40 32 0 8 5 13 8 16 5 5 9 5 24 8 5 1 20 4 20 14 0 5-3 12-13 18-8 5-19 5-22 5-8 0-21-2-26-9 7-1 12-7 12-13 0-5-4-8-8-8-7 0-13 5-13 15 0 13 14 21 35 21 41 0 49-27 49-36 0-20-23-24-31-26-2 0-8-1-9-1-8-2-12-7-12-12s4-11 9-13c6-5 14-5 17-5 5 0 16 1 21 8z">
            <text:p/>
          </draw:path>
        </draw:g>
        <draw:g>
          <svg:title>TexMaths</svg:title>
          <svg:desc>14§display§$r_{Z,\textrm{up}}$§svg§600§TRUE§</svg:desc>
          <draw:polygon draw:style-name="gr8" draw:text-style-name="P5" draw:layer="layout" svg:width="0.643cm" svg:height="0.223cm" svg:x="2.54cm" svg:y="2.694cm" svg:viewBox="0 0 644 224" draw:points="322,224 0,224 0,0 644,0 644,224">
            <text:p/>
          </draw:polygon>
          <draw:path draw:style-name="gr7" draw:text-style-name="P3" draw:layer="layout" svg:width="0.105cm" svg:height="0.138cm" svg:x="2.549cm" svg:y="2.69cm" svg:viewBox="0 0 106 139" svg:d="M43 35v-35l-43 4v9c22 0 24 3 24 18v84c0 14-3 14-24 14v10c12 0 27-1 35-1 13 0 28 0 41 1v-10h-7c-23 0-24-3-24-15v-48c0-31 13-59 37-59 2 0 3 0 4 0-2 1-7 4-7 12 0 9 6 14 13 14 6 0 14-4 14-14s-10-19-24-19c-22 0-34 21-39 35z">
            <text:p/>
          </draw:path>
          <draw:path draw:style-name="gr7" draw:text-style-name="P3" draw:layer="layout" svg:width="0.156cm" svg:height="0.149cm" svg:x="2.68cm" svg:y="2.726cm" svg:viewBox="0 0 157 150" svg:d="M154 9c2-2 3-4 3-7 0-2-2-2-6-2h-102c-6 0-6 0-7 4l-13 40c-1 3-1 3-1 4 0 0 1 2 4 2s3-1 4-3c11-31 28-39 56-39h39l-127 132c-2 2-4 4-4 8 0 2 2 2 6 2h106c6 0 6 0 7-4l16-49c1-3 1-4 1-4 0 0 0-3-3-3s-4 1-5 6c-10 30-22 45-60 45h-42z">
            <text:p/>
          </draw:path>
          <draw:path draw:style-name="gr7" draw:text-style-name="P3" draw:layer="layout" svg:width="0.027cm" svg:height="0.067cm" svg:x="2.859cm" svg:y="2.85cm" svg:viewBox="0 0 28 68" svg:d="M22 22c0 12-2 26-17 41-1 0-2 1-2 2 0 2 2 3 3 3 3 0 22-18 22-44 0-13-5-24-15-24-7 0-13 6-13 13s5 13 13 13c5 0 9-4 9-4z">
            <text:p/>
          </draw:path>
          <draw:path draw:style-name="gr7" draw:text-style-name="P3" draw:layer="layout" svg:width="0.117cm" svg:height="0.098cm" svg:x="2.92cm" svg:y="2.778cm" svg:viewBox="0 0 118 99" svg:d="M67 2v9c15 0 17 1 17 12v37c0 20-12 33-29 33-20 0-21-9-21-21v-72l-34 2v9c16 0 16 0 16 20v33c0 15 0 35 37 35 5 0 21 0 31-18v18l34-2v-8c-15 0-17-2-17-12v-77z">
            <text:p/>
          </draw:path>
          <draw:path draw:style-name="gr7" draw:text-style-name="P3" draw:layer="layout" svg:width="0.117cm" svg:height="0.138cm" svg:x="3.057cm" svg:y="2.778cm" svg:viewBox="0 0 118 139" svg:d="M50 131c-14 0-16 0-16-9v-36c1 1 11 13 30 13 29 0 54-22 54-49s-23-50-51-50c-12 0-25 4-34 13v-13l-33 2v9c16 0 16 0 16 10v101c0 9-2 9-16 9v8c1 0 16 0 25 0 8 0 23 0 25 0zM34 23c6-10 19-16 31-16 18 0 32 19 32 43 0 25-16 43-35 43s-27-17-28-18z">
            <text:p/>
          </draw:path>
        </draw:g>
        <draw:g>
          <draw:custom-shape draw:style-name="gr17" draw:text-style-name="P1" draw:layer="layout" svg:width="0.652cm" svg:height="0.652cm" svg:x="6.421cm" svg:y="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364cm" svg:height="0.344cm" svg:x="6.577cm" svg:y="2.078cm" svg:viewBox="0 0 365 345" draw:points="183,345 0,345 0,0 365,0 365,345">
              <text:p/>
            </draw:polygon>
            <draw:path draw:style-name="gr4" draw:text-style-name="P3" draw:layer="layout" svg:width="0.308cm" svg:height="0.345cm" svg:x="6.606cm" svg:y="2.077cm" svg:viewBox="0 0 309 346" svg:d="M161 181c4-5 4-7 4-9 0-1-3-4-4-7l-104-149h117c86 0 112 18 122 97h13l-14-113h-282c-11 0-13 0-13 11l126 185-120 138c-6 4-6 5-6 7 0 5 6 5 13 5h282l14-119h-13c-9 85-43 98-124 98h-139z">
              <text:p/>
            </draw:path>
          </draw:g>
        </draw:g>
        <draw:g>
          <svg:title>TexMaths</svg:title>
          <svg:desc>18§display§$u_I \approx \textrm{surface}$§svg§600§TRUE§</svg:desc>
          <draw:polygon draw:style-name="gr8" draw:text-style-name="P5" draw:layer="layout" svg:width="3.406cm" svg:height="0.536cm" svg:x="16.405cm" svg:y="7.787cm" svg:viewBox="0 0 3407 537" draw:points="1704,537 0,537 0,0 3407,0 3407,537">
            <text:p/>
          </draw:polygon>
          <draw:path draw:style-name="gr7" draw:text-style-name="P3" draw:layer="layout" svg:width="0.319cm" svg:height="0.288cm" svg:x="16.425cm" svg:y="7.947cm" svg:viewBox="0 0 320 289" svg:d="M228 231v58l92-8v-20c-45 0-49-4-49-34v-227l-94 7v20c45 0 49 5 49 35v114c0 55-30 98-76 98-54 0-56-29-56-62v-212l-94 7v20c49 0 49 2 49 58v95c0 51 0 109 98 109 34 0 63-18 81-58z">
            <text:p/>
          </draw:path>
          <draw:path draw:style-name="gr7" draw:text-style-name="P3" draw:layer="layout" svg:width="0.209cm" svg:height="0.303cm" svg:x="16.785cm" svg:y="8.02cm" svg:viewBox="0 0 210 304" svg:d="M156 35c4-15 4-19 38-19 10 0 16 0 16-9 0-4-3-7-7-7-9 0-20 1-30 1-9 0-20 0-30 0h-31c-10 0-21-1-30-1-3 0-10 0-10 10 0 6 6 6 14 6 2 0 10 0 18 1 8 0 13 2 13 6 0 3-2 6-3 10l-59 237c-3 14-5 19-39 19-12 0-16 0-16 10 0 0 0 5 7 5 13 0 46-1 61-1h30c10 0 22 1 30 1 3 0 10 0 10-10 0-5-6-5-14-5-2 0-10 0-19-2-10 0-10-3-10-6 0-1 0-3 1-10z">
            <text:p/>
          </draw:path>
          <draw:path draw:style-name="gr7" draw:text-style-name="P3" draw:layer="layout" svg:width="0.422cm" svg:height="0.272cm" svg:x="17.257cm" svg:y="7.921cm" svg:viewBox="0 0 423 273" svg:d="M423 20c0-14-4-20-8-20-3 0-9 3-9 17-3 45-47 71-89 71-36 0-68-20-101-42-35-23-69-46-109-46-59 0-107 45-107 104 0 14 6 19 9 19 7 0 8-12 8-15 5-53 56-72 90-72 36 0 67 19 100 42 35 23 69 46 110 46 59 0 106-46 106-104zM423 169c0-19-7-20-8-20-3 0-9 4-9 17-3 45-47 71-89 71-36 0-68-21-101-42-35-23-69-46-109-46-59 0-107 44-107 104 0 14 6 18 9 18 7 0 8-11 8-14 5-54 56-72 90-72 36 0 67 18 100 42 35 23 69 46 110 46 60 0 106-48 106-104z">
            <text:p/>
          </draw:path>
          <draw:path draw:style-name="gr7" draw:text-style-name="P3" draw:layer="layout" svg:width="0.208cm" svg:height="0.292cm" svg:x="17.911cm" svg:y="7.943cm" svg:viewBox="0 0 209 293" svg:d="M111 162c14 2 66 13 66 59 0 32-21 57-72 57-53 0-76-36-88-90-1-8-3-11-8-11-9 0-9 5-9 16v84c0 12 0 16 7 16 3 0 5-2 16-13 1-2 1-3 13-14 27 25 56 27 69 27 74 0 104-43 104-90 0-33-20-51-28-60-21-20-46-25-72-30-36-8-79-15-79-52 0-23 18-49 72-49 69 0 74 57 75 77 0 6 6 6 7 6 9 0 9-3 9-16v-63c0-12 0-16-7-16-3 0-5 0-13 7-2 3-9 9-12 10-23-17-50-17-59-17-78 0-102 43-102 78 0 23 10 40 27 55 21 16 39 20 84 29z">
            <text:p/>
          </draw:path>
          <draw:path draw:style-name="gr7" draw:text-style-name="P3" draw:layer="layout" svg:width="0.319cm" svg:height="0.288cm" svg:x="18.16cm" svg:y="7.947cm" svg:viewBox="0 0 320 289" svg:d="M228 231v58l92-8v-20c-45 0-49-4-49-34v-227l-94 7v20c45 0 49 5 49 35v114c0 55-30 98-76 98-54 0-56-29-56-62v-212l-94 7v20c49 0 49 2 49 58v95c0 51 0 109 98 109 34 0 63-18 81-58z">
            <text:p/>
          </draw:path>
          <draw:path draw:style-name="gr7" draw:text-style-name="P3" draw:layer="layout" svg:width="0.214cm" svg:height="0.28cm" svg:x="18.509cm" svg:y="7.947cm" svg:viewBox="0 0 215 281" svg:d="M88 71v-71l-88 7v20c45 0 49 5 49 35v172c0 27-6 27-49 27v20c24 0 55-1 72-1 26 0 56 0 82 1v-20h-14c-46 0-48-6-48-29v-98c0-63 26-120 75-120 4 0 6 0 7 0-3 2-14 9-14 25 0 19 13 27 27 27 12 0 28-7 28-27s-21-39-48-39c-46 0-69 43-79 71z">
            <text:p/>
          </draw:path>
          <draw:path draw:style-name="gr7" draw:text-style-name="P3" draw:layer="layout" svg:width="0.205cm" svg:height="0.448cm" svg:x="18.759cm" svg:y="7.78cm" svg:viewBox="0 0 206 449" svg:d="M91 175v-74c0-56 30-87 59-87 1 0 10 0 20 5-7 3-19 10-19 26 0 14 10 27 28 27s27-13 27-27c0-23-23-45-56-45-45 0-100 33-100 101v74h-50v18h50v207c0 29-7 29-50 29v20c26-2 55-3 73-3 26 0 55 0 81 3v-20h-13c-47 0-49-8-49-31v-205h74v-18z">
            <text:p/>
          </draw:path>
          <draw:path draw:style-name="gr7" draw:text-style-name="P3" draw:layer="layout" svg:width="0.286cm" svg:height="0.292cm" svg:x="18.96cm" svg:y="7.943cm" svg:viewBox="0 0 287 293" svg:d="M184 237c3 26 20 52 51 52 13 0 52-9 52-61v-35h-16v35c0 38-16 42-23 42-20 0-23-29-23-32v-128c0-26 0-51-23-75-25-25-57-35-88-35-52 0-95 30-95 72 0 19 13 30 29 30 17 0 28-13 28-30 0-7-3-29-31-29 17-21 47-29 69-29 30 0 66 25 66 81v25c-32 1-76 3-117 21-47 22-63 55-63 84 0 52 62 68 102 68 42 0 71-26 82-56zM180 133v63c0 61-45 82-73 82-32 0-58-23-58-54 0-35 27-88 131-91z">
            <text:p/>
          </draw:path>
          <draw:path draw:style-name="gr7" draw:text-style-name="P3" draw:layer="layout" svg:width="0.241cm" svg:height="0.292cm" svg:x="19.271cm" svg:y="7.943cm" svg:viewBox="0 0 242 293" svg:d="M53 147c0-104 52-131 85-131 6 0 46 0 69 23-26 3-30 22-30 30 0 16 12 29 29 29s30-11 30-30c0-43-49-68-98-68-79 0-138 69-138 147 0 82 63 146 137 146 85 0 105-77 105-84 0-6-6-6-7-6-6 0-7 3-9 6-19 59-60 68-83 68-34 0-90-27-90-130z">
            <text:p/>
          </draw:path>
          <draw:path draw:style-name="gr7" draw:text-style-name="P3" draw:layer="layout" svg:width="0.245cm" svg:height="0.292cm" svg:x="19.547cm" svg:y="7.943cm" svg:viewBox="0 0 246 293" svg:d="M53 126c5-96 58-112 79-112 65 0 72 86 72 112zM53 139h177c15 0 16 0 16-13 0-64-34-126-114-126-73 0-132 65-132 146 0 85 66 147 140 147 77 0 106-71 106-84 0-6-6-7-8-7-6 0-8 4-8 9-23 66-80 66-86 66-32 0-58-20-72-43-19-31-19-72-19-95z">
            <text:p/>
          </draw:path>
        </draw:g>
        <draw:custom-shape draw:style-name="gr27" draw:text-style-name="P6" draw:layer="layout" svg:width="8.804cm" svg:height="4.556cm" svg:x="4.813cm" svg:y="5.08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3.558cm" svg:height="0.962cm" draw:transform="rotate (1.5707963267949) translate (8.182cm 7.214cm)">
          <draw:text-box>
            <text:p><text:span text:style-name="T2">multiplexer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STIX Math" svg:font-family="'STIX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0:19:57.843012028</meta:creation-date>
    <dc:date>2019-06-12T12:41:42.676667203</dc:date>
    <meta:editing-duration>PT2H36M10S</meta:editing-duration>
    <meta:editing-cycles>5</meta:editing-cycles>
    <meta:generator>LibreOffice/5.2.7.2$Linux_X86_64 LibreOffice_project/20m0$Build-2</meta:generator>
    <meta:document-statistic meta:object-count="257"/>
  </office:meta>
</office:document-meta>
</file>